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co12" style:family="table-column">
      <style:table-column-properties fo:break-before="auto" style:column-width="5.2634in"/>
    </style:style>
    <style:style style:name="co13" style:family="table-column">
      <style:table-column-properties fo:break-before="auto" style:column-width="0.7091in"/>
    </style:style>
    <style:style style:name="co14" style:family="table-column">
      <style:table-column-properties fo:break-before="auto" style:column-width="3.922in"/>
    </style:style>
    <style:style style:name="co4" style:family="table-column">
      <style:table-column-properties fo:break-before="auto" style:column-width="4.2602in"/>
    </style:style>
    <style:style style:name="co5" style:family="table-column">
      <style:table-column-properties fo:break-before="auto" style:column-width="2.578in"/>
    </style:style>
    <style:style style:name="co6" style:family="table-column">
      <style:table-column-properties fo:break-before="auto" style:column-width="1.8681in"/>
    </style:style>
    <style:style style:name="co7" style:family="table-column">
      <style:table-column-properties fo:break-before="auto" style:column-width="1.6063in"/>
    </style:style>
    <style:style style:name="co8" style:family="table-column">
      <style:table-column-properties fo:break-before="auto" style:column-width="7.2543in"/>
    </style:style>
    <style:style style:name="co9" style:family="table-column">
      <style:table-column-properties fo:break-before="auto" style:column-width="0.672in"/>
    </style:style>
    <style:style style:name="co10" style:family="table-column">
      <style:table-column-properties fo:break-before="auto" style:column-width="1.928in"/>
    </style:style>
    <style:style style:name="co11" style:family="table-column">
      <style:table-column-properties fo:break-before="auto" style:column-width="1.7283in"/>
    </style:style>
    <style:style style:name="co15" style:family="table-column">
      <style:table-column-properties fo:break-before="auto" style:column-width="1.6181in"/>
    </style:style>
    <style:style style:name="co16" style:family="table-column">
      <style:table-column-properties fo:break-before="auto" style:column-width="3.3126in"/>
    </style:style>
    <style:style style:name="co17" style:family="table-column">
      <style:table-column-properties fo:break-before="auto" style:column-width="3.5898in"/>
    </style:style>
    <style:style style:name="ro19" style:family="table-row">
      <style:table-row-properties style:row-height="0.3047in" fo:break-before="auto" style:use-optimal-row-height="false"/>
    </style:style>
    <style:style style:name="ro20" style:family="table-row">
      <style:table-row-properties style:row-height="0.4165in" fo:break-before="auto" style:use-optimal-row-height="false"/>
    </style:style>
    <style:style style:name="ro21" style:family="table-row">
      <style:table-row-properties style:row-height="0.3465in" fo:break-before="auto" style:use-optimal-row-height="false"/>
    </style:style>
    <style:style style:name="ro4" style:family="table-row">
      <style:table-row-properties style:row-height="0.3626in" fo:break-before="auto" style:use-optimal-row-height="true"/>
    </style:style>
    <style:style style:name="ro5" style:family="table-row">
      <style:table-row-properties style:row-height="0.1953in" fo:break-before="auto" style:use-optimal-row-height="true"/>
    </style:style>
    <style:style style:name="ro6" style:family="table-row">
      <style:table-row-properties style:row-height="0.2453in" fo:break-before="auto" style:use-optimal-row-height="true"/>
    </style:style>
    <style:style style:name="ro7" style:family="table-row">
      <style:table-row-properties style:row-height="0.1783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3311in" fo:break-before="auto" style:use-optimal-row-height="true"/>
    </style:style>
    <style:style style:name="ro10" style:family="table-row">
      <style:table-row-properties style:row-height="0.798in" fo:break-before="auto" style:use-optimal-row-height="true"/>
    </style:style>
    <style:style style:name="ro11" style:family="table-row">
      <style:table-row-properties style:row-height="0.2083in" fo:break-before="auto" style:use-optimal-row-height="false"/>
    </style:style>
    <style:style style:name="ro12" style:family="table-row">
      <style:table-row-properties style:row-height="0.2791in" fo:break-before="auto" style:use-optimal-row-height="false"/>
    </style:style>
    <style:style style:name="ro13" style:family="table-row">
      <style:table-row-properties style:row-height="0.352in" fo:break-before="auto" style:use-optimal-row-height="true"/>
    </style:style>
    <style:style style:name="ro14" style:family="table-row">
      <style:table-row-properties style:row-height="1.0673in" fo:break-before="auto" style:use-optimal-row-height="false"/>
    </style:style>
    <style:style style:name="ro15" style:family="table-row">
      <style:table-row-properties style:row-height="1.6783in" fo:break-before="auto" style:use-optimal-row-height="true"/>
    </style:style>
    <style:style style:name="ro16" style:family="table-row">
      <style:table-row-properties style:row-height="0.2709in" fo:break-before="auto" style:use-optimal-row-height="false"/>
    </style:style>
    <style:style style:name="ro17" style:family="table-row">
      <style:table-row-properties style:row-height="1.5134in" fo:break-before="auto" style:use-optimal-row-height="true"/>
    </style:style>
    <style:style style:name="ro18" style:family="table-row">
      <style:table-row-properties style:row-height="1.8445in" fo:break-before="auto" style:use-optimal-row-height="true"/>
    </style:style>
    <style:style style:name="ro22" style:family="table-row">
      <style:table-row-properties style:row-height="1.1811in" fo:break-before="auto" style:use-optimal-row-height="true"/>
    </style:style>
    <style:style style:name="ro23" style:family="table-row">
      <style:table-row-properties style:row-height="0.8492in" fo:break-before="auto" style:use-optimal-row-height="true"/>
    </style:style>
    <style:style style:name="ro24" style:family="table-row">
      <style:table-row-properties style:row-height="1.0154in" fo:break-before="auto" style:use-optimal-row-height="true"/>
    </style:style>
    <style:style style:name="ro25" style:family="table-row">
      <style:table-row-properties style:row-height="0.5181in" fo:break-before="auto" style:use-optimal-row-height="true"/>
    </style:style>
    <style:style style:name="ta2" style:family="table" style:master-page-name="PageStyle_5f_Documents_20_required">
      <style:table-properties table:display="true" style:writing-mode="lr-tb"/>
    </style:style>
    <style:style style:name="ta3" style:family="table" style:master-page-name="PageStyle_5f_Details_20_required">
      <style:table-properties table:display="true" style:writing-mode="lr-tb"/>
    </style:style>
    <number:number-style style:name="N8000" number:language="en" number:country="US">
      <number:number number:min-integer-digits="1"/>
    </number:number-style>
    <style:style style:name="ce3" style:family="table-cell" style:parent-style-name="Default">
      <style:table-cell-properties fo:background-color="#cccc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9933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in" style:writing-mode="page"/>
    </style:style>
    <style:style style:name="ce5" style:family="table-cell" style:parent-style-name="Default">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54" style:family="table-cell" style:parent-style-name="Default">
      <style:table-cell-properties fo:background-color="#99ccff"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9933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55" style:family="table-cell" style:parent-style-name="Default">
      <style:table-cell-properties fo:background-color="#c0c0c0"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6" style:family="table-cell" style:parent-style-name="Default">
      <style:table-cell-properties fo:background-color="#c0c0c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9" style:family="table-cell" style:parent-style-name="Default">
      <style:table-cell-properties fo:background-color="#99cc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993300" style:text-outline="false" style:text-line-through-styl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0" style:family="table-cell" style:parent-style-name="Default">
      <style:table-cell-properties fo:background-color="#c0c0c0"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 style:family="table-cell" style:parent-style-name="Default">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2" style:family="table-cell" style:parent-style-name="Default">
      <style:table-cell-properties fo:background-color="#c0c0c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3" style:family="table-cell" style:parent-style-name="Default">
      <style:table-cell-properties fo:border-bottom="0.0138in solid #000000" fo:background-color="#ff99cc"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4" style:family="table-cell" style:parent-style-name="Default">
      <style:table-cell-properties fo:background-color="#99ccff"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9933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5"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style>
    <style:style style:name="ce18" style:family="table-cell" style:parent-style-name="Default">
      <style:table-cell-properties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bottom"/>
      <style:paragraph-properties fo:text-align="center" fo:margin-left="0in" style:writing-mode="page"/>
    </style:style>
    <style:style style:name="ce19"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0" style:family="table-cell" style:parent-style-name="Default" style:data-style-name="N118">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2" style:family="table-cell" style:parent-style-name="Default">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ff"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4"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25" style:family="table-cell" style:parent-style-name="Default" style:data-style-name="N120">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6" style:family="table-cell" style:parent-style-name="Default" style:data-style-name="N8123">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ff"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7"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wrap" fo:border="0.0138in solid #000000" style:direction="ltr" style:rotation-angle="0" style:rotation-align="none" style:shrink-to-fit="false" style:vertical-align="middle"/>
      <style:paragraph-properties fo:margin-left="0in" style:writing-mode="page"/>
    </style:style>
    <style:style style:name="ce28" style:family="table-cell" style:parent-style-name="Default">
      <style:table-cell-properties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29" style:family="table-cell" style:parent-style-name="Default">
      <style:table-cell-properties fo:border-bottom="0.0138in solid #000000" fo:background-color="#ff99cc"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0"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1" style:family="table-cell" style:parent-style-name="Default" style:data-style-name="N118">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2" style:family="table-cell" style:parent-style-name="Default">
      <style:table-cell-properties fo:border-bottom="0.0008in solid #000000" fo:border-left="none" fo:border-right="none" fo:border-top="0.0008in solid #000000"/>
    </style:style>
    <style:style style:name="ce33" style:family="table-cell" style:parent-style-name="Default">
      <style:table-cell-properties fo:border-bottom="0.0138in solid #000000" style:diagonal-bl-tr="none" style:diagonal-tl-br="none" style:text-align-source="fix" style:repeat-content="false" fo:wrap-option="wrap" fo:border-left="0.0138in solid #000000"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35" style:family="table-cell" style:parent-style-name="Default">
      <style:table-cell-properties fo:border-bottom="0.0138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data-style-name="N118">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7" style:family="table-cell" style:parent-style-name="Default">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38" style:family="table-cell" style:parent-style-name="Default">
      <style:table-cell-properties fo:border-bottom="0.0138in solid #000000"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9" style:family="table-cell" style:parent-style-name="Default">
      <style:table-cell-properties fo:border-bottom="0.0138in solid #000000" fo:background-color="#fffff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fo:border-bottom="0.0138in solid #000000" fo:background-color="#ff99cc"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2" style:family="table-cell" style:parent-style-name="Default" style:data-style-name="N118">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3" style:family="table-cell" style:parent-style-name="Default">
      <style:table-cell-properties fo:border-bottom="0.000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0.000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4" style:family="table-cell" style:parent-style-name="Default">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45" style:family="table-cell" style:parent-style-name="Default">
      <style:table-cell-properties fo:border-bottom="0.0138in solid #000000"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6" style:family="table-cell" style:parent-style-name="Default">
      <style:table-cell-properties style:diagonal-bl-tr="none" style:diagonal-tl-br="none" style:text-align-source="fix" style:repeat-content="false" fo:background-color="transparent"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 style:family="table-cell" style:parent-style-name="Default">
      <style:table-cell-properties style:diagonal-bl-tr="none" style:diagonal-tl-br="none"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4161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1"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2"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3" style:family="table-cell" style:parent-style-name="Default">
      <style:table-cell-properties style:diagonal-bl-tr="none" style:diagonal-tl-br="none" style:rotation-align="none"/>
    </style:style>
    <style:style style:name="ce56" style:family="table-cell" style:parent-style-name="Default">
      <style:table-cell-properties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7" style:family="table-cell" style:parent-style-name="Default">
      <style:table-cell-properties style:diagonal-bl-tr="none" style:diagonal-tl-br="none" fo:background-color="transparent" fo:border="0.0138in solid #000000" style:rotation-align="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diagonal-bl-tr="none" style:diagonal-tl-br="none" style:text-align-source="value-type" style:repeat-content="false" fo:background-color="transparent" fo:wrap-option="no-wrap" fo:border="0.013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Default">
      <style:table-cell-properties style:diagonal-bl-tr="none" style:diagonal-tl-br="none" fo:border="0.0138in solid #000000" style:rotation-align="none"/>
    </style:style>
    <style:style style:name="ce60" style:family="table-cell" style:parent-style-name="Default">
      <style:table-cell-properties fo:border-bottom="none" style:diagonal-bl-tr="none" style:diagonal-tl-br="none" fo:background-color="transparent" fo:border-left="0.0138in solid #000000" fo:border-right="0.0138in solid #000000" style:rotation-align="none" fo:border-top="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T1" style:family="text">
      <style:text-properties fo:color="#ff0000" style:text-outline="false" style:text-line-through-style="none" style:text-position="0% 100%"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T2" style:family="text">
      <style:text-properties fo:color="#3366ff" style:text-outline="false" style:text-line-through-style="none" style:text-position="0% 100%"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T3" style:family="text">
      <style:text-properties fo:color="#000000" style:text-outline="false" style:text-line-through-style="none" style:text-position="0% 100%" style:font-name="Calibri" fo:font-size="10pt" fo:font-style="normal" fo:text-shadow="none" style:text-underline-style="solid" style:text-underline-width="auto" style:text-underline-color="font-color" fo:font-weight="bold" style:font-size-asian="10pt" style:font-style-asian="normal" style:font-weight-asian="bold" style:font-name-complex="Calibri" style:font-size-complex="10pt" style:font-style-complex="normal" style:font-weight-complex="bold"/>
    </style:style>
    <style:style style:name="T4" style:family="text">
      <style:text-properties fo:color="#000000" style:text-outline="false" style:text-line-through-style="none" style:text-position="0% 100%"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Z$2:.$Z$6])" table:allow-empty-cell="true" table:display-list="unsorted" table:base-cell-address="'Details required'.B2">
          <table:help-message table:display="true">
            <text:p>Select from dropdown</text:p>
          </table:help-message>
          <table:error-message table:message-type="stop" table:display="true"/>
        </table:content-validation>
        <table:content-validation table:name="val2" table:condition="of:cell-content-is-in-list([.$AG$1:.$AG$9])" table:allow-empty-cell="true" table:display-list="unsorted" table:base-cell-address="'Details required'.B3">
          <table:help-message table:display="true">
            <text:p>Select from dropdown</text:p>
          </table:help-message>
          <table:error-message table:message-type="stop" table:display="true"/>
        </table:content-validation>
        <table:content-validation table:name="val3" table:base-cell-address="'Details required'.B5">
          <table:help-message table:display="true">
            <text:p>Should be a valid TCCI WON</text:p>
          </table:help-message>
          <table:error-message table:message-type="stop" table:display="true"/>
        </table:content-validation>
        <table:content-validation table:name="val4" table:base-cell-address="'Details required'.B6">
          <table:help-message table:display="true">
            <text:p>Mandatory for Fresh WP</text:p>
          </table:help-message>
          <table:error-message table:message-type="stop" table:display="true"/>
        </table:content-validation>
        <table:content-validation table:name="val5" table:base-cell-address="'Details required'.B10">
          <table:help-message table:display="true">
            <text:p>'If the spouse is a TCS associate and in LWP, pls attach /forward the base branch HR's approval ' </text:p>
          </table:help-message>
          <table:error-message table:message-type="stop" table:display="true"/>
        </table:content-validation>
        <table:content-validation table:name="val6" table:condition="of:cell-content-is-date() and cell-content-is-between(18272,43831)" table:allow-empty-cell="false" table:base-cell-address="'Details required'.B11">
          <table:help-message table:display="true">
            <text:p>Should be dd-mmm-yy</text:p>
          </table:help-message>
          <table:error-message table:message-type="stop" table:display="true">
            <text:p>Should be dd-mmm-yy</text:p>
          </table:error-message>
        </table:content-validation>
        <table:content-validation table:name="val7" table:base-cell-address="'Details required'.B13">
          <table:help-message table:display="true">
            <text:p>As per passport</text:p>
          </table:help-message>
          <table:error-message table:message-type="stop" table:display="true"/>
        </table:content-validation>
        <table:content-validation table:name="val8" table:condition="of:cell-content-is-in-list([.$Z$13:.$Z$14])" table:allow-empty-cell="true" table:display-list="unsorted" table:base-cell-address="'Details required'.B26">
          <table:help-message table:display="true">
            <text:p>Select from dropdown</text:p>
          </table:help-message>
          <table:error-message table:message-type="stop" table:display="true"/>
        </table:content-validation>
        <table:content-validation table:name="val9" table:condition="of:cell-content-is-in-list([.$Z$31:.$Z$37])" table:allow-empty-cell="true" table:display-list="unsorted" table:base-cell-address="'Details required'.B16">
          <table:help-message table:display="true">
            <text:p>Select from dropdown</text:p>
          </table:help-message>
          <table:error-message table:message-type="stop" table:display="true"/>
        </table:content-validation>
        <table:content-validation table:name="val10" table:base-cell-address="'Details required'.B20">
          <table:help-message table:display="true">
            <text:p>Mention City/Region, State/Province, Country</text:p>
          </table:help-message>
          <table:error-message table:message-type="stop" table:display="true"/>
        </table:content-validation>
        <table:content-validation table:name="val11" table:condition="of:cell-content-is-in-list([.$Z$23:.$Z$24])" table:allow-empty-cell="true" table:display-list="unsorted" table:base-cell-address="'Details required'.B23">
          <table:help-message table:display="true">
            <text:p>Select from dropdown</text:p>
          </table:help-message>
          <table:error-message table:message-type="stop" table:display="true"/>
        </table:content-validation>
        <table:content-validation table:name="val12" table:condition="of:cell-content-is-in-list([.$AB$2:.$AB$7])" table:allow-empty-cell="true" table:display-list="unsorted" table:base-cell-address="'Details required'.B25">
          <table:help-message table:display="true">
            <text:p>Select from dropdown</text:p>
          </table:help-message>
          <table:error-message table:message-type="stop" table:display="true"/>
        </table:content-validation>
        <table:content-validation table:name="val13" table:condition="of:cell-content-is-in-list([.$Z$58:.$Z$60])" table:allow-empty-cell="true" table:display-list="unsorted" table:base-cell-address="'Details required'.B27">
          <table:help-message table:display="true">
            <text:p>Select from dropdown</text:p>
          </table:help-message>
          <table:error-message table:message-type="stop" table:display="true"/>
        </table:content-validation>
        <table:content-validation table:name="val14" table:condition="of:cell-content-is-in-list([.$Z$13:.$Z$14])" table:allow-empty-cell="true" table:display-list="unsorted" table:base-cell-address="'Details required'.B29">
          <table:help-message table:display="true"/>
          <table:error-message table:message-type="stop" table:display="true"/>
        </table:content-validation>
        <table:content-validation table:name="val15" table:condition="of:cell-content-is-date() and cell-content-is-between(18264,109605)" table:allow-empty-cell="false" table:base-cell-address="'Details required'.B34">
          <table:help-message table:display="true">
            <text:p>Should be dd-mmm-yy</text:p>
          </table:help-message>
          <table:error-message table:message-type="stop" table:display="true">
            <text:p>Should be dd-mmm-yy</text:p>
          </table:error-message>
        </table:content-validation>
        <table:content-validation table:name="val16" table:base-cell-address="'Details required'.B35">
          <table:help-message table:display="true">
            <text:p>Mention City, Province</text:p>
          </table:help-message>
          <table:error-message table:message-type="stop" table:display="true"/>
        </table:content-validation>
        <table:content-validation table:name="val17" table:condition="of:cell-content-is-date() and cell-content-is-between(21916,109939)" table:allow-empty-cell="false" table:base-cell-address="'Details required'.B36">
          <table:help-message table:display="true">
            <text:p>Should be dd-mmm-yy</text:p>
          </table:help-message>
          <table:error-message table:message-type="stop" table:display="true">
            <text:p>Should be dd-mmm-yy</text:p>
          </table:error-message>
        </table:content-validation>
        <table:content-validation table:name="val18" table:condition="of:cell-content-is-in-list([.$AD$1:.$AD$5])" table:allow-empty-cell="true" table:display-list="unsorted" table:base-cell-address="'Details required'.B38">
          <table:help-message table:display="true">
            <text:p>Select from dropdown</text:p>
          </table:help-message>
          <table:error-message table:message-type="stop" table:display="true"/>
        </table:content-validation>
        <table:content-validation table:name="val19" table:base-cell-address="'Details required'.B40">
          <table:help-message table:display="true">
            <text:p>Mention Home Number</text:p>
          </table:help-message>
          <table:error-message table:message-type="stop" table:display="true"/>
        </table:content-validation>
        <table:content-validation table:name="val20" table:base-cell-address="'Details required'.B41">
          <table:help-message table:display="true">
            <text:p>Mention Work Number</text:p>
          </table:help-message>
          <table:error-message table:message-type="stop" table:display="true"/>
        </table:content-validation>
        <table:content-validation table:name="val21" table:base-cell-address="'Details required'.B42">
          <table:help-message table:display="true">
            <text:p>Mention Mobile/Cell No.</text:p>
          </table:help-message>
          <table:error-message table:message-type="stop" table:display="true"/>
        </table:content-validation>
        <table:content-validation table:name="val22" table:condition="of:cell-content-is-in-list([.$Z$13:.$Z$14])" table:allow-empty-cell="true" table:display-list="unsorted" table:base-cell-address="'Details required'.B43">
          <table:help-message table:display="true">
            <text:p>Select from dropdown</text:p>
          </table:help-message>
          <table:error-message table:message-type="stop" table:display="true"/>
        </table:content-validation>
        <table:content-validation table:name="val23" table:condition="of:cell-content-is-in-list([.$AB$28:.$AB$32])" table:allow-empty-cell="true" table:display-list="unsorted" table:base-cell-address="'Details required'.B44">
          <table:help-message table:display="true">
            <text:p>Select from dropdown</text:p>
          </table:help-message>
          <table:error-message table:message-type="stop" table:display="true"/>
        </table:content-validation>
        <table:content-validation table:name="val24" table:condition="of:cell-content-is-in-list([.$AB$36:.$AB$37])" table:allow-empty-cell="true" table:display-list="unsorted" table:base-cell-address="'Details required'.B45">
          <table:help-message table:display="true">
            <text:p>Select from dropdown</text:p>
          </table:help-message>
          <table:error-message table:message-type="stop" table:display="true"/>
        </table:content-validation>
        <table:content-validation table:name="val25" table:base-cell-address="'Details required'.B46">
          <table:help-message table:display="true"/>
          <table:error-message table:message-type="stop" table:display="true"/>
        </table:content-validation>
        <table:content-validation table:name="val26" table:base-cell-address="'Details required'.B62">
          <table:help-message table:display="true">
            <text:p>Dont mention TCS Internal Designation</text:p>
          </table:help-message>
          <table:error-message table:message-type="stop" table:display="true"/>
        </table:content-validation>
        <table:content-validation table:name="val27" table:condition="of:cell-content-is-in-list([.$AH$1:.$AH$102])" table:allow-empty-cell="true" table:display-list="unsorted" table:base-cell-address="'Details required'.B63">
          <table:help-message table:display="true"/>
          <table:error-message table:message-type="stop" table:display="true"/>
        </table:content-validation>
        <table:content-validation table:name="val28" table:condition="of:cell-content-is-in-list([.$AE$1:.$AE$22])" table:allow-empty-cell="true" table:display-list="unsorted" table:base-cell-address="'Details required'.B66">
          <table:help-message table:display="true">
            <text:p>Select from dropdown</text:p>
          </table:help-message>
          <table:error-message table:message-type="stop" table:display="true"/>
        </table:content-validation>
        <table:content-validation table:name="val29" table:base-cell-address="'Details required'.B72">
          <table:help-message table:display="true"/>
          <table:error-message table:message-type="stop" table:display="true">
            <text:p>Minimum 3 sentences and maximum 5 sentences</text:p>
          </table:error-message>
        </table:content-validation>
        <table:content-validation table:name="val30" table:condition="of:cell-content-is-in-list([.$AE$1:.$AE$48])" table:allow-empty-cell="true" table:display-list="unsorted" table:base-cell-address="'Details required'.B79">
          <table:help-message table:display="true">
            <text:p>Select from dropdown</text:p>
          </table:help-message>
          <table:error-message table:message-type="stop" table:display="true"/>
        </table:content-validation>
        <table:content-validation table:name="val31" table:base-cell-address="'Details required'.D10">
          <table:help-message table:display="true">
            <text:p>Not applicable for dependants</text:p>
          </table:help-message>
          <table:error-message table:message-type="stop" table:display="true"/>
        </table:content-validation>
        <table:content-validation table:name="val32" table:condition="of:cell-content-is-in-list([.$AB$36:.$AB$37])" table:allow-empty-cell="true" table:display-list="unsorted" table:base-cell-address="'Details required'.C45">
          <table:help-message table:display="true"/>
          <table:error-message table:message-type="stop" table:display="true"/>
        </table:content-validation>
        <table:content-validation table:name="val33" table:base-cell-address="'Details required'.D20">
          <table:help-message table:display="true">
            <text:p>Mention City, Town, Country</text:p>
          </table:help-message>
          <table:error-message table:message-type="stop" table:display="true"/>
        </table:content-validation>
        <table:content-validation table:name="val34" table:base-cell-address="'Details required'.D25">
          <table:help-message table:display="true">
            <text:p>Select from dropdown</text:p>
          </table:help-message>
          <table:error-message table:message-type="stop" table:display="true"/>
        </table:content-validation>
        <table:content-validation table:name="val35" table:condition="of:cell-content-is-in-list([.$AD$1:.$AD$6])" table:allow-empty-cell="true" table:display-list="unsorted" table:base-cell-address="'Details required'.D38">
          <table:help-message table:display="true">
            <text:p>Select from dropdown</text:p>
          </table:help-message>
          <table:error-message table:message-type="stop" table:display="true"/>
        </table:content-validation>
        <table:content-validation table:name="val36" table:base-cell-address="'Details required'.B70">
          <table:help-message table:display="true">
            <text:p>7 to 10 main responsibilities. Tools usage should be incorporated for Technical role and should reflect managerial duties for Manager role. Duties provided should be tied specifically to the project in Canada.</text:p>
            <text:p/>
            <text:p> </text:p>
          </table:help-message>
          <table:error-message table:message-type="stop" table:display="true">
            <text:p>10 to 15 responsibilities</text:p>
          </table:error-message>
        </table:content-validation>
      </table:content-validations>
      <table:table table:name="Details required" table:style-name="ta3" table:print-ranges="'Details required'.A1:'Details required'.E89">
        <office:forms form:automatic-focus="false" form:apply-design-mode="false"/>
        <table:table-column table:style-name="co4" table:default-cell-style-name="Default"/>
        <table:table-column table:style-name="co5" table:default-cell-style-name="ce34"/>
        <table:table-column table:style-name="co6" table:default-cell-style-name="ce34"/>
        <table:table-column table:style-name="co7" table:default-cell-style-name="ce34"/>
        <table:table-column table:style-name="co8" table:default-cell-style-name="ce34"/>
        <table:table-column table:style-name="co9" table:number-columns-repeated="20" table:default-cell-style-name="Default"/>
        <table:table-column table:style-name="co10" table:default-cell-style-name="Default"/>
        <table:table-column table:style-name="co9" table:default-cell-style-name="Default"/>
        <table:table-column table:style-name="co11" table:default-cell-style-name="Default"/>
        <table:table-column table:style-name="co9" table:default-cell-style-name="Default"/>
        <table:table-column table:style-name="co15" table:default-cell-style-name="Default"/>
        <table:table-column table:style-name="co9" table:number-columns-repeated="2" table:default-cell-style-name="Default"/>
        <table:table-column table:style-name="co16" table:default-cell-style-name="Default"/>
        <table:table-column table:style-name="co17" table:default-cell-style-name="Default"/>
        <table:table-column table:style-name="co9" table:number-columns-repeated="990" table:default-cell-style-name="Default"/>
        <table:table-row table:style-name="ro4">
          <table:table-cell table:style-name="ce9" office:value-type="string">
            <text:p>Project Role Description - <text:span text:style-name="T1">The contents in this </text:span><text:span text:style-name="T1">PRD need to be </text:span><text:span text:style-name="T1">vetted &amp; approved </text:span><text:span text:style-name="T1">by Project </text:span><text:span text:style-name="T1">Manager/BRMProj</text:span><text:span text:style-name="T1">ect Role </text:span><text:span text:style-name="T1">Description - The </text:span><text:span text:style-name="T1">contents in this </text:span><text:span text:style-name="T1">PRD need to be </text:span><text:span text:style-name="T1">vetted &amp; approved </text:span><text:span text:style-name="T1">by Project </text:span><text:span text:style-name="T1">Manager/BRMProj</text:span><text:span text:style-name="T1">ect Role </text:span><text:span text:style-name="T1">Description - The </text:span><text:span text:style-name="T1">contents in this </text:span><text:span text:style-name="T1">PRD need to be </text:span><text:span text:style-name="T1">vetted &amp; approved </text:span><text:span text:style-name="T1">by Project </text:span><text:span text:style-name="T1">Manager/BRMProj</text:span><text:span text:style-name="T1">ect Role </text:span><text:span text:style-name="T1">Description - The </text:span><text:span text:style-name="T1">contents in this </text:span><text:span text:style-name="T1">PRD need to be </text:span><text:span text:style-name="T1">vetted &amp; approved </text:span><text:span text:style-name="T1">by Project </text:span><text:span text:style-name="T1">Manager/BRMProj</text:span><text:span text:style-name="T1">ect Role </text:span><text:span text:style-name="T1">Description - The </text:span><text:span text:style-name="T1">contents in this </text:span><text:span text:style-name="T1">PRD need to be </text:span><text:span text:style-name="T1">vetted &amp; approved </text:span><text:span text:style-name="T1">by Project </text:span><text:span text:style-name="T1">Manager/BRMProj</text:span><text:span text:style-name="T1">ect Role </text:span><text:span text:style-name="T1">Description - The </text:span><text:span text:style-name="T1">contents in this </text:span><text:span text:style-name="T1">PRD need to be </text:span><text:span text:style-name="T1">vetted &amp; approved </text:span><text:span text:style-name="T1">by Project </text:span><text:span text:style-name="T1">Manager/BRM</text:span></text:p>
          </table:table-cell>
          <table:table-cell table:style-name="ce14" table:number-columns-repeated="4"/>
          <table:table-cell table:number-columns-repeated="20"/>
          <table:table-cell office:value-type="string">
            <text:p>Type of Visas</text:p>
          </table:table-cell>
          <table:table-cell table:number-columns-repeated="3"/>
          <table:table-cell office:value-type="string">
            <text:p>Work</text:p>
          </table:table-cell>
          <table:table-cell office:value-type="float" office:value="1">
            <text:p>1</text:p>
          </table:table-cell>
          <table:table-cell/>
          <table:table-cell office:value-type="string">
            <text:p>C-Edge Technologies Limited </text:p>
          </table:table-cell>
          <table:table-cell table:style-name="ce57" office:value-type="string">
            <text:p>Industry Advisor</text:p>
          </table:table-cell>
          <table:table-cell table:number-columns-repeated="990"/>
        </table:table-row>
        <table:table-row table:style-name="ro5">
          <table:table-cell table:style-name="ce10" office:value-type="string">
            <text:p>Type of Application Proposed</text:p>
          </table:table-cell>
          <table:table-cell table:style-name="ce15" table:content-validation-name="val1" office:value-type="string">
            <text:p>Fresh ICT Application</text:p>
          </table:table-cell>
          <table:table-cell table:style-name="ce15" table:content-validation-name="val1" table:number-columns-repeated="3"/>
          <table:table-cell table:number-columns-repeated="20"/>
          <table:table-cell office:value-type="string">
            <text:p>Fresh ICT Application</text:p>
          </table:table-cell>
          <table:table-cell/>
          <table:table-cell table:style-name="ce49" office:value-type="string">
            <text:p>Married</text:p>
          </table:table-cell>
          <table:table-cell/>
          <table:table-cell office:value-type="string">
            <text:p>Study</text:p>
          </table:table-cell>
          <table:table-cell office:value-type="float" office:value="2">
            <text:p>2</text:p>
          </table:table-cell>
          <table:table-cell/>
          <table:table-cell office:value-type="string">
            <text:p>CMC Limited </text:p>
          </table:table-cell>
          <table:table-cell table:style-name="ce57" office:value-type="string">
            <text:p>Technology Head</text:p>
          </table:table-cell>
          <table:table-cell table:number-columns-repeated="990"/>
        </table:table-row>
        <table:table-row table:style-name="ro5">
          <table:table-cell table:style-name="ce10" office:value-type="string">
            <text:p>Company</text:p>
          </table:table-cell>
          <table:table-cell table:style-name="ce16" table:content-validation-name="val2" office:value-type="string">
            <text:p>Tata Consultancy Services Limited, India</text:p>
          </table:table-cell>
          <table:table-cell table:style-name="ce35" table:content-validation-name="val2" table:number-columns-repeated="2"/>
          <table:table-cell table:style-name="ce39" table:content-validation-name="val2"/>
          <table:table-cell table:number-columns-repeated="20"/>
          <table:table-cell office:value-type="string">
            <text:p>ICT Work Permit Extension</text:p>
          </table:table-cell>
          <table:table-cell/>
          <table:table-cell table:style-name="ce49" office:value-type="string">
            <text:p>Separated</text:p>
          </table:table-cell>
          <table:table-cell/>
          <table:table-cell office:value-type="string">
            <text:p>Visit</text:p>
          </table:table-cell>
          <table:table-cell office:value-type="float" office:value="3">
            <text:p>3</text:p>
          </table:table-cell>
          <table:table-cell/>
          <table:table-cell office:value-type="string">
            <text:p>Nelito Systems Limited </text:p>
          </table:table-cell>
          <table:table-cell table:style-name="ce57" office:value-type="string">
            <text:p>Application Tool Programmer</text:p>
          </table:table-cell>
          <table:table-cell table:number-columns-repeated="990"/>
        </table:table-row>
        <table:table-row table:style-name="ro5">
          <table:table-cell table:style-name="ce10" office:value-type="string">
            <text:p>TCS Designation &amp; Grade</text:p>
          </table:table-cell>
          <table:table-cell table:style-name="ce17" office:value-type="string">
            <text:p>Assitant Consultant (AST) C3A</text:p>
          </table:table-cell>
          <table:table-cell table:style-name="ce15" table:number-columns-repeated="3"/>
          <table:table-cell table:number-columns-repeated="20"/>
          <table:table-cell office:value-type="string">
            <text:p>ICT Work Permit Amendment</text:p>
          </table:table-cell>
          <table:table-cell/>
          <table:table-cell table:style-name="ce49" office:value-type="string">
            <text:p>Divorced</text:p>
          </table:table-cell>
          <table:table-cell/>
          <table:table-cell office:value-type="string">
            <text:p>Others</text:p>
          </table:table-cell>
          <table:table-cell office:value-type="float" office:value="4">
            <text:p>4</text:p>
          </table:table-cell>
          <table:table-cell/>
          <table:table-cell office:value-type="string">
            <text:p>Tata Business Support Services Limited </text:p>
          </table:table-cell>
          <table:table-cell table:style-name="ce57" office:value-type="string">
            <text:p>Center Head</text:p>
          </table:table-cell>
          <table:table-cell table:number-columns-repeated="990"/>
        </table:table-row>
        <table:table-row table:style-name="ro5">
          <table:table-cell table:style-name="ce10" office:value-type="string">
            <text:p>WON/SWON No.</text:p>
          </table:table-cell>
          <table:table-cell table:style-name="ce15" table:content-validation-name="val3" office:value-type="float" office:value="20270354">
            <text:p>20270354</text:p>
          </table:table-cell>
          <table:table-cell table:style-name="ce15" table:content-validation-name="val3" table:number-columns-repeated="3"/>
          <table:table-cell table:number-columns-repeated="20"/>
          <table:table-cell office:value-type="string">
            <text:p>Visitor Record Extension</text:p>
          </table:table-cell>
          <table:table-cell/>
          <table:table-cell table:style-name="ce49" office:value-type="string">
            <text:p>Widowed</text:p>
          </table:table-cell>
          <table:table-cell/>
          <table:table-cell office:value-type="string">
            <text:p>Accompanying spouse</text:p>
          </table:table-cell>
          <table:table-cell office:value-type="float" office:value="5">
            <text:p>5</text:p>
          </table:table-cell>
          <table:table-cell/>
          <table:table-cell office:value-type="string">
            <text:p>Tata Elxsi Limited </text:p>
          </table:table-cell>
          <table:table-cell table:style-name="ce57" office:value-type="string">
            <text:p>Operations Head</text:p>
          </table:table-cell>
          <table:table-cell table:number-columns-repeated="990"/>
        </table:table-row>
        <table:table-row table:style-name="ro5">
          <table:table-cell table:style-name="ce10" office:value-type="string">
            <text:p>RGS ID</text:p>
          </table:table-cell>
          <table:table-cell table:style-name="ce15" table:content-validation-name="val4" office:value-type="float" office:value="7656439">
            <text:p>7656439</text:p>
          </table:table-cell>
          <table:table-cell table:style-name="ce15" table:content-validation-name="val4" table:number-columns-repeated="3"/>
          <table:table-cell table:number-columns-repeated="20"/>
          <table:table-cell office:value-type="string">
            <text:p>Visitor Record Amendment</text:p>
          </table:table-cell>
          <table:table-cell/>
          <table:table-cell table:style-name="ce49" office:value-type="string">
            <text:p>Never Married</text:p>
          </table:table-cell>
          <table:table-cell/>
          <table:table-cell office:value-type="string">
            <text:p>Accompanying parents</text:p>
          </table:table-cell>
          <table:table-cell office:value-type="float" office:value="7">
            <text:p>7</text:p>
          </table:table-cell>
          <table:table-cell/>
          <table:table-cell office:value-type="string">
            <text:p>WTI Advanced Technology Limited </text:p>
          </table:table-cell>
          <table:table-cell table:style-name="ce57" office:value-type="string">
            <text:p>Region Head</text:p>
          </table:table-cell>
          <table:table-cell table:number-columns-repeated="990"/>
        </table:table-row>
        <table:table-row table:style-name="ro5">
          <table:table-cell table:style-name="ce10" office:value-type="string">
            <text:p>Base Branch</text:p>
          </table:table-cell>
          <table:table-cell table:style-name="ce18" office:value-type="string">
            <text:p>KOLKATA</text:p>
          </table:table-cell>
          <table:table-cell table:style-name="ce35" table:number-columns-repeated="2"/>
          <table:table-cell table:style-name="ce39"/>
          <table:table-cell table:number-columns-repeated="22"/>
          <table:table-cell table:style-name="ce49" office:value-type="string">
            <text:p>Annulled Marriage</text:p>
          </table:table-cell>
          <table:table-cell table:number-columns-repeated="2"/>
          <table:table-cell office:value-type="float" office:value="9">
            <text:p>9</text:p>
          </table:table-cell>
          <table:table-cell/>
          <table:table-cell office:value-type="string">
            <text:p>TCS e-Serve Limited</text:p>
          </table:table-cell>
          <table:table-cell table:style-name="ce57" office:value-type="string">
            <text:p>Functional Manager</text:p>
          </table:table-cell>
          <table:table-cell table:number-columns-repeated="990"/>
        </table:table-row>
        <table:table-row table:style-name="ro6">
          <table:table-cell table:style-name="ce3" office:value-type="string">
            <text:p>Biographical Data</text:p>
          </table:table-cell>
          <table:table-cell table:style-name="ce3" table:number-columns-repeated="4"/>
          <table:table-cell table:number-columns-repeated="25"/>
          <table:table-cell office:value-type="float" office:value="10">
            <text:p>10</text:p>
          </table:table-cell>
          <table:table-cell/>
          <table:table-cell table:style-name="ce40" office:value-type="string">
            <text:p>Tata Consultancy Services Limited, India</text:p>
          </table:table-cell>
          <table:table-cell table:style-name="ce57" office:value-type="string">
            <text:p>Consultant</text:p>
          </table:table-cell>
          <table:table-cell table:number-columns-repeated="990"/>
        </table:table-row>
        <table:table-row table:style-name="ro7">
          <table:table-cell table:style-name="ce11" office:value-type="string">
            <text:p>Details required</text:p>
          </table:table-cell>
          <table:table-cell table:style-name="ce11" office:value-type="string">
            <text:p>Principal Applicant</text:p>
          </table:table-cell>
          <table:table-cell table:style-name="ce11" office:value-type="string">
            <text:p>Spouse (if applicable)</text:p>
          </table:table-cell>
          <table:table-cell table:style-name="ce11" office:value-type="string">
            <text:p>Child 1 (if applicable)</text:p>
          </table:table-cell>
          <table:table-cell table:style-name="ce11" office:value-type="string">
            <text:p>Child 2 (if applicable)</text:p>
          </table:table-cell>
          <table:table-cell table:style-name="ce40" table:number-columns-repeated="25"/>
          <table:table-cell table:style-name="ce40" office:value-type="float" office:value="11">
            <text:p>11</text:p>
          </table:table-cell>
          <table:table-cell table:style-name="ce40"/>
          <table:table-cell table:style-name="ce40" office:value-type="string">
            <text:p>TCS America</text:p>
          </table:table-cell>
          <table:table-cell table:style-name="ce58" office:value-type="string">
            <text:p>Controller</text:p>
          </table:table-cell>
          <table:table-cell table:style-name="ce40" table:number-columns-repeated="990"/>
        </table:table-row>
        <table:table-row table:style-name="ro7">
          <table:table-cell table:style-name="ce5" office:value-type="string">
            <text:p>TCS Employee #</text:p>
          </table:table-cell>
          <table:table-cell table:style-name="ce19" table:content-validation-name="val5" office:value-type="float" office:value="365295">
            <text:p>365295</text:p>
          </table:table-cell>
          <table:table-cell table:style-name="ce19" table:content-validation-name="val5" office:value-type="string">
            <text:p>Yes </text:p>
          </table:table-cell>
          <table:table-cell table:number-columns-repeated="2" table:style-name="ce19" table:content-validation-name="val31" office:value-type="string">
            <text:p>     </text:p>
          </table:table-cell>
          <table:table-cell table:style-name="ce40" table:number-columns-repeated="25"/>
          <table:table-cell table:style-name="ce40" office:value-type="float" office:value="12">
            <text:p>12</text:p>
          </table:table-cell>
          <table:table-cell table:style-name="ce40" table:number-columns-repeated="2"/>
          <table:table-cell table:style-name="ce58" office:value-type="string">
            <text:p>Technician</text:p>
          </table:table-cell>
          <table:table-cell table:style-name="ce40" table:number-columns-repeated="990"/>
        </table:table-row>
        <table:table-row table:style-name="ro7">
          <table:table-cell table:style-name="ce5" office:value-type="string">
            <text:p>TCS Joining Date</text:p>
          </table:table-cell>
          <table:table-cell table:style-name="ce20" table:content-validation-name="val6" office:value-type="float" office:value="40374">
            <text:p>15-Jul-10</text:p>
          </table:table-cell>
          <table:table-cell table:style-name="ce19" table:content-validation-name="val31"/>
          <table:table-cell table:number-columns-repeated="2" table:style-name="ce19" table:content-validation-name="val31" office:value-type="string">
            <text:p>     </text:p>
          </table:table-cell>
          <table:table-cell table:style-name="ce40" table:number-columns-repeated="25"/>
          <table:table-cell table:style-name="ce40" office:value-type="float" office:value="13">
            <text:p>13</text:p>
          </table:table-cell>
          <table:table-cell table:style-name="ce40" table:number-columns-repeated="2"/>
          <table:table-cell table:style-name="ce58" office:value-type="string">
            <text:p>Engineer</text:p>
          </table:table-cell>
          <table:table-cell table:style-name="ce40" table:number-columns-repeated="990"/>
        </table:table-row>
        <table:table-row table:style-name="ro5">
          <table:table-cell table:style-name="ce5" office:value-type="string">
            <text:p>BA Joining Date (if working for BA, prior to joining TCS)</text:p>
          </table:table-cell>
          <table:table-cell table:style-name="ce20" table:content-validation-name="val6"/>
          <table:table-cell table:style-name="ce19" table:content-validation-name="val31" table:number-columns-repeated="3"/>
          <table:table-cell table:style-name="ce40" table:number-columns-repeated="22"/>
          <table:table-cell table:style-name="ce50"/>
          <table:table-cell table:style-name="ce40" table:number-columns-repeated="2"/>
          <table:table-cell table:style-name="ce40" office:value-type="float" office:value="14">
            <text:p>14</text:p>
          </table:table-cell>
          <table:table-cell table:style-name="ce40" table:number-columns-repeated="2"/>
          <table:table-cell table:style-name="ce58" office:value-type="string">
            <text:p>Innovation Evangelist</text:p>
          </table:table-cell>
          <table:table-cell table:style-name="ce40" table:number-columns-repeated="990"/>
        </table:table-row>
        <table:table-row table:style-name="ro7">
          <table:table-cell table:style-name="ce6" office:value-type="string">
            <text:p>First Name (Given Name)</text:p>
          </table:table-cell>
          <table:table-cell table:style-name="ce19" table:content-validation-name="val7" office:value-type="string">
            <text:p>BINAY</text:p>
          </table:table-cell>
          <table:table-cell table:style-name="ce19" table:content-validation-name="val7" office:value-type="string">
            <text:p>ANUPAMA</text:p>
          </table:table-cell>
          <table:table-cell table:number-columns-repeated="2" table:style-name="ce19" table:content-validation-name="val7" office:value-type="string">
            <text:p>     </text:p>
          </table:table-cell>
          <table:table-cell table:style-name="ce40" table:number-columns-repeated="20"/>
          <table:table-cell table:style-name="ce40" office:value-type="string">
            <text:p>Yes </text:p>
          </table:table-cell>
          <table:table-cell table:style-name="ce40" table:number-columns-repeated="4"/>
          <table:table-cell table:style-name="ce40" office:value-type="float" office:value="15">
            <text:p>15</text:p>
          </table:table-cell>
          <table:table-cell table:style-name="ce40" table:number-columns-repeated="2"/>
          <table:table-cell table:style-name="ce58" office:value-type="string">
            <text:p>Assistant Counsel</text:p>
          </table:table-cell>
          <table:table-cell table:style-name="ce40" table:number-columns-repeated="990"/>
        </table:table-row>
        <table:table-row table:style-name="ro7">
          <table:table-cell table:style-name="ce6" office:value-type="string">
            <text:p>Last Name (Surname)</text:p>
          </table:table-cell>
          <table:table-cell table:style-name="ce19" table:content-validation-name="val7" office:value-type="string">
            <text:p>KUMAR</text:p>
          </table:table-cell>
          <table:table-cell table:style-name="ce19" table:content-validation-name="val7" office:value-type="string">
            <text:p>GAUTAM</text:p>
          </table:table-cell>
          <table:table-cell table:number-columns-repeated="2" table:style-name="ce19" table:content-validation-name="val7" office:value-type="string">
            <text:p>     </text:p>
          </table:table-cell>
          <table:table-cell table:style-name="ce40" table:number-columns-repeated="20"/>
          <table:table-cell table:style-name="ce40" office:value-type="string">
            <text:p>No</text:p>
          </table:table-cell>
          <table:table-cell table:style-name="ce40" table:number-columns-repeated="4"/>
          <table:table-cell table:style-name="ce40" office:value-type="float" office:value="16">
            <text:p>16</text:p>
          </table:table-cell>
          <table:table-cell table:style-name="ce40" table:number-columns-repeated="2"/>
          <table:table-cell table:style-name="ce58" office:value-type="string">
            <text:p>Lead</text:p>
          </table:table-cell>
          <table:table-cell table:style-name="ce40" table:number-columns-repeated="990"/>
        </table:table-row>
        <table:table-row table:style-name="ro7">
          <table:table-cell table:style-name="ce5" office:value-type="string">
            <text:p>Have you ever used any other names?</text:p>
          </table:table-cell>
          <table:table-cell table:number-columns-repeated="2" table:style-name="ce21" table:content-validation-name="val8" office:value-type="string">
            <text:p>No</text:p>
          </table:table-cell>
          <table:table-cell table:style-name="ce21" table:content-validation-name="val8" table:number-columns-repeated="2"/>
          <table:table-cell table:style-name="ce40" table:number-columns-repeated="25"/>
          <table:table-cell table:style-name="ce40" office:value-type="float" office:value="17">
            <text:p>17</text:p>
          </table:table-cell>
          <table:table-cell table:style-name="ce40" table:number-columns-repeated="2"/>
          <table:table-cell table:style-name="ce58" office:value-type="string">
            <text:p>Deputy Counsel</text:p>
          </table:table-cell>
          <table:table-cell table:style-name="ce40" table:number-columns-repeated="990"/>
        </table:table-row>
        <table:table-row table:style-name="ro7">
          <table:table-cell table:style-name="ce6" office:value-type="string">
            <text:p>If yes to the above question, what is the type of Name</text:p>
          </table:table-cell>
          <table:table-cell table:style-name="ce21" table:content-validation-name="val9" table:number-columns-repeated="4"/>
          <table:table-cell table:style-name="ce40" table:number-columns-repeated="25"/>
          <table:table-cell table:style-name="ce40" office:value-type="float" office:value="18">
            <text:p>18</text:p>
          </table:table-cell>
          <table:table-cell table:style-name="ce40" table:number-columns-repeated="2"/>
          <table:table-cell table:style-name="ce58" office:value-type="string">
            <text:p>Facilitator</text:p>
          </table:table-cell>
          <table:table-cell table:style-name="ce40" table:number-columns-repeated="990"/>
        </table:table-row>
        <table:table-row table:style-name="ro7">
          <table:table-cell table:style-name="ce6" office:value-type="string">
            <text:p>First Name (Given Name)</text:p>
          </table:table-cell>
          <table:table-cell table:style-name="ce19" table:number-columns-repeated="2"/>
          <table:table-cell table:number-columns-repeated="2" table:style-name="ce19" office:value-type="string">
            <text:p>     </text:p>
          </table:table-cell>
          <table:table-cell table:style-name="ce40" table:number-columns-repeated="25"/>
          <table:table-cell table:style-name="ce40" office:value-type="float" office:value="19">
            <text:p>19</text:p>
          </table:table-cell>
          <table:table-cell table:style-name="ce40" table:number-columns-repeated="2"/>
          <table:table-cell table:style-name="ce58" office:value-type="string">
            <text:p>Counsel</text:p>
          </table:table-cell>
          <table:table-cell table:style-name="ce40" table:number-columns-repeated="990"/>
        </table:table-row>
        <table:table-row table:style-name="ro7">
          <table:table-cell table:style-name="ce6" office:value-type="string">
            <text:p>Last Name (Surname)</text:p>
          </table:table-cell>
          <table:table-cell table:style-name="ce19" table:number-columns-repeated="2"/>
          <table:table-cell table:number-columns-repeated="2" table:style-name="ce19" office:value-type="string">
            <text:p>     </text:p>
          </table:table-cell>
          <table:table-cell table:style-name="ce40" table:number-columns-repeated="25"/>
          <table:table-cell table:style-name="ce40" office:value-type="float" office:value="20">
            <text:p>20</text:p>
          </table:table-cell>
          <table:table-cell table:style-name="ce40" table:number-columns-repeated="2"/>
          <table:table-cell table:style-name="ce58" office:value-type="string">
            <text:p>Senior Counsel</text:p>
          </table:table-cell>
          <table:table-cell table:style-name="ce40" table:number-columns-repeated="990"/>
        </table:table-row>
        <table:table-row table:style-name="ro7">
          <table:table-cell table:style-name="ce5" office:value-type="string">
            <text:p>Citizenship</text:p>
          </table:table-cell>
          <table:table-cell table:number-columns-repeated="2" table:style-name="ce19" office:value-type="string">
            <text:p>INDIAN</text:p>
          </table:table-cell>
          <table:table-cell table:number-columns-repeated="2" table:style-name="ce19" office:value-type="string">
            <text:p>     </text:p>
          </table:table-cell>
          <table:table-cell table:style-name="ce40" table:number-columns-repeated="25"/>
          <table:table-cell table:style-name="ce40" office:value-type="float" office:value="21">
            <text:p>21</text:p>
          </table:table-cell>
          <table:table-cell table:style-name="ce40" table:number-columns-repeated="2"/>
          <table:table-cell table:style-name="ce58" office:value-type="string">
            <text:p>General Counsel</text:p>
          </table:table-cell>
          <table:table-cell table:style-name="ce40" table:number-columns-repeated="990"/>
        </table:table-row>
        <table:table-row table:style-name="ro7">
          <table:table-cell table:style-name="ce6" office:value-type="string">
            <text:p>Place of Birth</text:p>
          </table:table-cell>
          <table:table-cell table:style-name="ce21" table:content-validation-name="val10" table:number-columns-repeated="2"/>
          <table:table-cell table:style-name="ce21" table:content-validation-name="val33" table:number-columns-repeated="2"/>
          <table:table-cell table:style-name="ce40" table:number-columns-repeated="25"/>
          <table:table-cell table:style-name="ce40" office:value-type="float" office:value="22">
            <text:p>22</text:p>
          </table:table-cell>
          <table:table-cell table:style-name="ce40" table:number-columns-repeated="2"/>
          <table:table-cell table:style-name="ce58" office:value-type="string">
            <text:p>Principal Innovation Evangelist</text:p>
          </table:table-cell>
          <table:table-cell table:style-name="ce40" table:number-columns-repeated="990"/>
        </table:table-row>
        <table:table-row table:style-name="ro8">
          <table:table-cell table:style-name="ce5" office:value-type="string">
            <text:p>If you are legally allowed to live in any country other than your country of birth, list each country and state your status in that country (e.g. US citizen, Canadian PR)</text:p>
          </table:table-cell>
          <table:table-cell table:number-columns-repeated="2" table:style-name="ce22" office:value-type="string">
            <text:p>NA</text:p>
          </table:table-cell>
          <table:table-cell table:number-columns-repeated="2" table:style-name="ce22" office:value-type="string">
            <text:p>     </text:p>
          </table:table-cell>
          <table:table-cell table:style-name="ce40" table:number-columns-repeated="25"/>
          <table:table-cell table:style-name="ce40" office:value-type="float" office:value="23">
            <text:p>23</text:p>
          </table:table-cell>
          <table:table-cell table:style-name="ce40" table:number-columns-repeated="2"/>
          <table:table-cell table:style-name="ce58" office:value-type="string">
            <text:p>Client Partner</text:p>
          </table:table-cell>
          <table:table-cell table:style-name="ce40" table:number-columns-repeated="990"/>
        </table:table-row>
        <table:table-row table:style-name="ro9">
          <table:table-cell table:style-name="ce5" office:value-type="string">
            <text:p>Do you have any other valid passport? If "yes", provide details on a separate sheet</text:p>
          </table:table-cell>
          <table:table-cell table:number-columns-repeated="2" table:style-name="ce23" table:content-validation-name="val8" office:value-type="string">
            <text:p>No</text:p>
          </table:table-cell>
          <table:table-cell table:style-name="ce23" table:content-validation-name="val8" table:number-columns-repeated="2"/>
          <table:table-cell table:style-name="ce40" table:number-columns-repeated="25"/>
          <table:table-cell table:style-name="ce40" office:value-type="float" office:value="24">
            <text:p>24</text:p>
          </table:table-cell>
          <table:table-cell table:style-name="ce40" table:number-columns-repeated="2"/>
          <table:table-cell table:style-name="ce58" office:value-type="string">
            <text:p>Product Manager</text:p>
          </table:table-cell>
          <table:table-cell table:style-name="ce40" table:number-columns-repeated="990"/>
        </table:table-row>
        <table:table-row table:style-name="ro7">
          <table:table-cell table:style-name="ce5" office:value-type="string">
            <text:p>Gender</text:p>
          </table:table-cell>
          <table:table-cell table:style-name="ce21" table:content-validation-name="val11" office:value-type="string">
            <text:p>Male</text:p>
          </table:table-cell>
          <table:table-cell table:style-name="ce21" table:content-validation-name="val11" office:value-type="string">
            <text:p>Female</text:p>
          </table:table-cell>
          <table:table-cell table:style-name="ce21" table:content-validation-name="val11" table:number-columns-repeated="2"/>
          <table:table-cell table:style-name="ce40" table:number-columns-repeated="20"/>
          <table:table-cell table:style-name="ce40" office:value-type="string">
            <text:p>Male</text:p>
          </table:table-cell>
          <table:table-cell table:style-name="ce40" table:number-columns-repeated="7"/>
          <table:table-cell table:style-name="ce58" office:value-type="string">
            <text:p>Enterprise Architect</text:p>
          </table:table-cell>
          <table:table-cell table:style-name="ce40" table:number-columns-repeated="990"/>
        </table:table-row>
        <table:table-row table:style-name="ro7">
          <table:table-cell table:style-name="ce5" office:value-type="string">
            <text:p>Date of birth</text:p>
          </table:table-cell>
          <table:table-cell table:style-name="ce20" table:content-validation-name="val6" table:number-columns-repeated="4"/>
          <table:table-cell table:style-name="ce40" table:number-columns-repeated="20"/>
          <table:table-cell table:style-name="ce40" office:value-type="string">
            <text:p>Female</text:p>
          </table:table-cell>
          <table:table-cell table:style-name="ce40" table:number-columns-repeated="7"/>
          <table:table-cell table:style-name="ce58" office:value-type="string">
            <text:p>Technical Architect</text:p>
          </table:table-cell>
          <table:table-cell table:style-name="ce40" table:number-columns-repeated="990"/>
        </table:table-row>
        <table:table-row table:style-name="ro7">
          <table:table-cell table:style-name="ce5" office:value-type="string">
            <text:p>Marital status</text:p>
          </table:table-cell>
          <table:table-cell table:number-columns-repeated="2" table:style-name="ce21" table:content-validation-name="val12" office:value-type="string">
            <text:p>Married</text:p>
          </table:table-cell>
          <table:table-cell table:number-columns-repeated="2" table:style-name="ce21" table:content-validation-name="val34" office:value-type="string">
            <text:p>N/A</text:p>
          </table:table-cell>
          <table:table-cell table:style-name="ce40" table:number-columns-repeated="28"/>
          <table:table-cell table:style-name="ce58" office:value-type="string">
            <text:p>Platform Architect</text:p>
          </table:table-cell>
          <table:table-cell table:style-name="ce40" table:number-columns-repeated="990"/>
        </table:table-row>
        <table:table-row table:style-name="ro7">
          <table:table-cell table:style-name="ce6" office:value-type="string">
            <text:p>Is your native language either English or French?</text:p>
          </table:table-cell>
          <table:table-cell table:number-columns-repeated="2" table:style-name="ce21" table:content-validation-name="val8" office:value-type="string">
            <text:p>No</text:p>
          </table:table-cell>
          <table:table-cell table:style-name="ce21" table:content-validation-name="val8" table:number-columns-repeated="2"/>
          <table:table-cell table:style-name="ce40" table:number-columns-repeated="28"/>
          <table:table-cell table:style-name="ce58" office:value-type="string">
            <text:p>Transition Lead</text:p>
          </table:table-cell>
          <table:table-cell table:style-name="ce40" table:number-columns-repeated="990"/>
        </table:table-row>
        <table:table-row table:style-name="ro9">
          <table:table-cell table:style-name="ce6" office:value-type="string">
            <text:p>If you answered "No" to above question, Which language do you use most frequently?</text:p>
          </table:table-cell>
          <table:table-cell table:number-columns-repeated="2" table:style-name="ce21" table:content-validation-name="val13" office:value-type="string">
            <text:p>Neither</text:p>
          </table:table-cell>
          <table:table-cell table:style-name="ce21" table:content-validation-name="val13" table:number-columns-repeated="2"/>
          <table:table-cell table:style-name="ce40" table:number-columns-repeated="28"/>
          <table:table-cell table:style-name="ce58" office:value-type="string">
            <text:p>Transition Manager</text:p>
          </table:table-cell>
          <table:table-cell table:style-name="ce40" table:number-columns-repeated="990"/>
        </table:table-row>
        <table:table-row table:style-name="ro7">
          <table:table-cell table:style-name="ce5" office:value-type="string">
            <text:p>Dependants - Will accompany principal applicant to Canada?</text:p>
          </table:table-cell>
          <table:table-cell table:style-name="ce24" office:value-type="string">
            <text:p>Yes </text:p>
          </table:table-cell>
          <table:table-cell table:style-name="ce21" table:content-validation-name="val8" office:value-type="string">
            <text:p>Yes </text:p>
          </table:table-cell>
          <table:table-cell table:style-name="ce21" table:content-validation-name="val8" table:number-columns-repeated="2"/>
          <table:table-cell table:style-name="ce40" table:number-columns-repeated="22"/>
          <table:table-cell table:style-name="ce21" office:value-type="string">
            <text:p>Yes       <text:s text:c="3"/></text:p>
          </table:table-cell>
          <table:table-cell table:style-name="ce40" table:number-columns-repeated="5"/>
          <table:table-cell table:style-name="ce58" office:value-type="string">
            <text:p>Secretary</text:p>
          </table:table-cell>
          <table:table-cell table:style-name="ce40" table:number-columns-repeated="990"/>
        </table:table-row>
        <table:table-row table:style-name="ro7">
          <table:table-cell table:style-name="ce5" office:value-type="string">
            <text:p>Is your spouse working for TCS?</text:p>
          </table:table-cell>
          <table:table-cell table:style-name="ce24" table:content-validation-name="val14" office:value-type="string">
            <text:p>No</text:p>
          </table:table-cell>
          <table:table-cell table:style-name="ce21" table:content-validation-name="val8" office:value-type="string">
            <text:p>No</text:p>
          </table:table-cell>
          <table:table-cell table:style-name="ce21" table:content-validation-name="val8" table:number-columns-repeated="2"/>
          <table:table-cell table:style-name="ce40" table:number-columns-repeated="22"/>
          <table:table-cell table:style-name="ce21"/>
          <table:table-cell table:style-name="ce40" table:number-columns-repeated="5"/>
          <table:table-cell table:style-name="ce58"/>
          <table:table-cell table:style-name="ce40" table:number-columns-repeated="990"/>
        </table:table-row>
        <table:table-row table:style-name="ro9">
          <table:table-cell table:style-name="ce5" office:value-type="string">
            <text:p>If you answered "Yes" to above question, please provide the employee number of spouse</text:p>
          </table:table-cell>
          <table:table-cell table:style-name="ce24"/>
          <table:table-cell table:style-name="ce21" table:content-validation-name="val8" table:number-columns-repeated="3"/>
          <table:table-cell table:style-name="ce40" table:number-columns-repeated="22"/>
          <table:table-cell table:style-name="ce21"/>
          <table:table-cell table:style-name="ce40" table:number-columns-repeated="5"/>
          <table:table-cell table:style-name="ce58"/>
          <table:table-cell table:style-name="ce40" table:number-columns-repeated="990"/>
        </table:table-row>
        <table:table-row table:style-name="ro7">
          <table:table-cell table:style-name="ce5" office:value-type="string">
            <text:p>Permanent address in home country</text:p>
          </table:table-cell>
          <table:table-cell table:style-name="ce22" table:number-columns-repeated="2"/>
          <table:table-cell table:number-columns-repeated="2" table:style-name="ce22" office:value-type="string">
            <text:p>     </text:p>
          </table:table-cell>
          <table:table-cell table:style-name="ce40" table:number-columns-repeated="20"/>
          <table:table-cell table:style-name="ce21" office:value-type="string">
            <text:p>Community Name </text:p>
          </table:table-cell>
          <table:table-cell table:style-name="ce40"/>
          <table:table-cell table:style-name="ce28" office:value-type="string">
            <text:p>No <text:s/>     </text:p>
          </table:table-cell>
          <table:table-cell table:style-name="ce40" table:number-columns-repeated="5"/>
          <table:table-cell table:style-name="ce58" office:value-type="string">
            <text:p>Information Process Enabler</text:p>
          </table:table-cell>
          <table:table-cell table:style-name="ce40" table:number-columns-repeated="990"/>
        </table:table-row>
        <table:table-row table:style-name="ro8">
          <table:table-cell table:style-name="ce5" office:value-type="string">
            <text:p>Current residential address</text:p>
          </table:table-cell>
          <table:table-cell table:style-name="ce22" table:number-columns-repeated="2"/>
          <table:table-cell table:number-columns-repeated="2" table:style-name="ce22" office:value-type="string">
            <text:p>     </text:p>
          </table:table-cell>
          <table:table-cell table:style-name="ce40" table:number-columns-repeated="20"/>
          <table:table-cell table:style-name="ce21" office:value-type="string">
            <text:p>Nick Name <text:s text:c="13"/></text:p>
          </table:table-cell>
          <table:table-cell table:style-name="ce40"/>
          <table:table-cell table:style-name="ce28" office:value-type="string">
            <text:p>My Employer has applied for one, but has not yet received it.      </text:p>
          </table:table-cell>
          <table:table-cell table:style-name="ce40" table:number-columns-repeated="5"/>
          <table:table-cell table:style-name="ce58" office:value-type="string">
            <text:p>Information Processing Specialist</text:p>
          </table:table-cell>
          <table:table-cell table:style-name="ce40" table:number-columns-repeated="990"/>
        </table:table-row>
        <table:table-row table:style-name="ro9">
          <table:table-cell table:style-name="ce5" office:value-type="string">
            <text:p>List countries lived in for 6 months or more in the year prior to coming to Canada (insert rows if required)</text:p>
          </table:table-cell>
          <table:table-cell table:number-columns-repeated="2" table:style-name="ce22" office:value-type="string">
            <text:p>INDIA</text:p>
          </table:table-cell>
          <table:table-cell table:style-name="ce22" table:number-columns-repeated="2"/>
          <table:table-cell table:style-name="ce40" table:number-columns-repeated="20"/>
          <table:table-cell table:style-name="ce21" office:value-type="string">
            <text:p>Birth Name <text:s text:c="12"/></text:p>
          </table:table-cell>
          <table:table-cell table:style-name="ce40" table:number-columns-repeated="7"/>
          <table:table-cell table:style-name="ce58" office:value-type="string">
            <text:p>Workflow Specialist</text:p>
          </table:table-cell>
          <table:table-cell table:style-name="ce40" table:number-columns-repeated="990"/>
        </table:table-row>
        <table:table-row table:style-name="ro7">
          <table:table-cell table:style-name="ce5" office:value-type="string">
            <text:p>Date of first admission (entry/visit) to Canada (if applicable)</text:p>
          </table:table-cell>
          <table:table-cell table:style-name="ce25" table:content-validation-name="val15" table:number-columns-repeated="4"/>
          <table:table-cell table:style-name="ce40" table:number-columns-repeated="20"/>
          <table:table-cell table:style-name="ce21" office:value-type="string">
            <text:p>Birth Name <text:s text:c="12"/></text:p>
          </table:table-cell>
          <table:table-cell table:style-name="ce40"/>
          <table:table-cell table:style-name="ce28"/>
          <table:table-cell table:style-name="ce40" table:number-columns-repeated="5"/>
          <table:table-cell table:style-name="ce58" office:value-type="string">
            <text:p>Process Expert</text:p>
          </table:table-cell>
          <table:table-cell table:style-name="ce40" table:number-columns-repeated="990"/>
        </table:table-row>
        <table:table-row table:style-name="ro7">
          <table:table-cell table:style-name="ce5" office:value-type="string">
            <text:p>Place of first admission (entry/visit) to Canada (if applicable)</text:p>
          </table:table-cell>
          <table:table-cell table:style-name="ce22" table:content-validation-name="val16"/>
          <table:table-cell table:number-columns-repeated="3" table:style-name="ce22" table:content-validation-name="val16" office:value-type="string">
            <text:p>     </text:p>
          </table:table-cell>
          <table:table-cell table:style-name="ce40" table:number-columns-repeated="20"/>
          <table:table-cell table:style-name="ce21" office:value-type="string">
            <text:p>Maiden Name <text:s text:c="7"/></text:p>
          </table:table-cell>
          <table:table-cell table:style-name="ce40" table:number-columns-repeated="7"/>
          <table:table-cell table:style-name="ce58" office:value-type="string">
            <text:p>Co-ordinator</text:p>
          </table:table-cell>
          <table:table-cell table:style-name="ce40" table:number-columns-repeated="990"/>
        </table:table-row>
        <table:table-row table:style-name="ro9">
          <table:table-cell table:style-name="ce5" office:value-type="string">
            <text:p>Date of most recent admission (entry/visit) to Canada (if applicable)</text:p>
          </table:table-cell>
          <table:table-cell table:style-name="ce25" table:content-validation-name="val17" table:number-columns-repeated="4"/>
          <table:table-cell table:style-name="ce40" table:number-columns-repeated="20"/>
          <table:table-cell table:style-name="ce21" office:value-type="string">
            <text:p>Former Married Name </text:p>
          </table:table-cell>
          <table:table-cell table:style-name="ce40"/>
          <table:table-cell table:style-name="ce21" office:value-type="string">
            <text:p>Yes, please provide PDF proof of copy</text:p>
          </table:table-cell>
          <table:table-cell table:style-name="ce40" table:number-columns-repeated="5"/>
          <table:table-cell table:style-name="ce58" office:value-type="string">
            <text:p>Officer</text:p>
          </table:table-cell>
          <table:table-cell table:style-name="ce40" table:number-columns-repeated="990"/>
        </table:table-row>
        <table:table-row table:style-name="ro8">
          <table:table-cell table:style-name="ce5" office:value-type="string">
            <text:p>Place of most recent admission (entry/visit) to Canada (if applicable)</text:p>
          </table:table-cell>
          <table:table-cell table:style-name="ce26" table:content-validation-name="val16"/>
          <table:table-cell table:style-name="ce22" table:content-validation-name="val16" table:number-columns-repeated="3"/>
          <table:table-cell table:style-name="ce40" table:number-columns-repeated="20"/>
          <table:table-cell table:style-name="ce46" office:value-type="string">
            <text:p>If others, please specify</text:p>
          </table:table-cell>
          <table:table-cell table:style-name="ce40"/>
          <table:table-cell table:style-name="ce28" office:value-type="string">
            <text:p>No. If no, please explain why there are no medicals to provide.</text:p>
          </table:table-cell>
          <table:table-cell table:style-name="ce40" table:number-columns-repeated="5"/>
          <table:table-cell table:style-name="ce58" office:value-type="string">
            <text:p>Executive</text:p>
          </table:table-cell>
          <table:table-cell table:style-name="ce40" table:number-columns-repeated="990"/>
        </table:table-row>
        <table:table-row table:style-name="ro7">
          <table:table-cell table:style-name="ce6" office:value-type="string">
            <text:p>Purpose of your most recent entry to Canada (if applicable)</text:p>
          </table:table-cell>
          <table:table-cell table:style-name="ce22" table:content-validation-name="val18" table:number-columns-repeated="2"/>
          <table:table-cell table:style-name="ce22" table:content-validation-name="val35" table:number-columns-repeated="2"/>
          <table:table-cell table:style-name="ce40" table:number-columns-repeated="20"/>
          <table:table-cell table:style-name="ce47"/>
          <table:table-cell table:style-name="ce40"/>
          <table:table-cell table:style-name="ce51"/>
          <table:table-cell table:style-name="ce40" table:number-columns-repeated="5"/>
          <table:table-cell table:style-name="ce58" office:value-type="string">
            <text:p>Specialist</text:p>
          </table:table-cell>
          <table:table-cell table:style-name="ce40" table:number-columns-repeated="990"/>
        </table:table-row>
        <table:table-row table:style-name="ro10">
          <table:table-cell table:style-name="ce5" office:value-type="string">
            <text:p>TCS email address <text:span text:style-name="T2">( Mandatory) and also </text:span><text:span text:style-name="T2">provide your client email </text:span><text:span text:style-name="T2">address if anyTCS email </text:span><text:span text:style-name="T2">address ( Mandatory) and </text:span><text:span text:style-name="T2">also provide your client </text:span><text:span text:style-name="T2">email address if anyTCS </text:span><text:span text:style-name="T2">email address ( Mandatory) </text:span><text:span text:style-name="T2">and also provide your client </text:span><text:span text:style-name="T2">email address if anyTCS </text:span><text:span text:style-name="T2">email address ( Mandatory) </text:span><text:span text:style-name="T2">and also provide your client </text:span><text:span text:style-name="T2">email address if any</text:span></text:p>
          </table:table-cell>
          <table:table-cell table:style-name="ce27" office:value-type="string">
            <text:p><text:a xlink:href="mailto:Binay.Kumar@tcs.com">Binay.Kumar@tcs.com</text:a></text:p>
          </table:table-cell>
          <table:table-cell table:style-name="ce22" table:number-columns-repeated="3"/>
          <table:table-cell table:style-name="ce40" table:number-columns-repeated="20"/>
          <table:table-cell table:style-name="ce47"/>
          <table:table-cell table:style-name="ce40"/>
          <table:table-cell table:style-name="ce51"/>
          <table:table-cell table:style-name="ce40" table:number-columns-repeated="5"/>
          <table:table-cell table:style-name="ce58" office:value-type="string">
            <text:p>Recruiter</text:p>
          </table:table-cell>
          <table:table-cell table:style-name="ce40" table:number-columns-repeated="990"/>
        </table:table-row>
        <table:table-row table:style-name="ro7">
          <table:table-cell table:style-name="ce5" office:value-type="string">
            <text:p>Telephone numbers to reach during day</text:p>
          </table:table-cell>
          <table:table-cell table:style-name="ce21" table:content-validation-name="val19" table:number-columns-repeated="4"/>
          <table:table-cell table:style-name="ce40" table:number-columns-repeated="28"/>
          <table:table-cell table:style-name="ce58" office:value-type="string">
            <text:p>Generalist</text:p>
          </table:table-cell>
          <table:table-cell table:style-name="ce40" table:number-columns-repeated="990"/>
        </table:table-row>
        <table:table-row table:style-name="ro7">
          <table:table-cell table:style-name="ce5"/>
          <table:table-cell table:style-name="ce21" table:content-validation-name="val20" table:number-columns-repeated="4"/>
          <table:table-cell table:style-name="ce40" table:number-columns-repeated="28"/>
          <table:table-cell table:style-name="ce58" office:value-type="string">
            <text:p>Manager</text:p>
          </table:table-cell>
          <table:table-cell table:style-name="ce40" table:number-columns-repeated="990"/>
        </table:table-row>
        <table:table-row table:style-name="ro7">
          <table:table-cell table:style-name="ce5"/>
          <table:table-cell table:style-name="ce21" table:content-validation-name="val21" table:number-columns-repeated="4"/>
          <table:table-cell table:style-name="ce40" table:number-columns-repeated="28"/>
          <table:table-cell table:style-name="ce58" office:value-type="string">
            <text:p>Head</text:p>
          </table:table-cell>
          <table:table-cell table:style-name="ce40" table:number-columns-repeated="990"/>
        </table:table-row>
        <table:table-row table:style-name="ro7">
          <table:table-cell table:style-name="ce6" office:value-type="string">
            <text:p>Have you applied for PR? If yes, please provide details</text:p>
          </table:table-cell>
          <table:table-cell table:style-name="ce21" table:content-validation-name="val22" office:value-type="string">
            <text:p>No</text:p>
          </table:table-cell>
          <table:table-cell table:style-name="ce21" table:content-validation-name="val22" table:number-columns-repeated="3"/>
          <table:table-cell table:style-name="ce40" table:number-columns-repeated="28"/>
          <table:table-cell table:style-name="ce58" office:value-type="string">
            <text:p>Functional Analyst</text:p>
          </table:table-cell>
          <table:table-cell table:style-name="ce40" table:number-columns-repeated="990"/>
        </table:table-row>
        <table:table-row table:style-name="ro7">
          <table:table-cell table:style-name="ce6" office:value-type="string">
            <text:p>Do you have a Labour Market Opinion (LMO)?</text:p>
          </table:table-cell>
          <table:table-cell table:style-name="ce28" table:content-validation-name="val23" office:value-type="string">
            <text:p>No <text:s/>     </text:p>
          </table:table-cell>
          <table:table-cell table:number-columns-repeated="3" table:style-name="ce28" office:value-type="string">
            <text:p>N/A</text:p>
          </table:table-cell>
          <table:table-cell table:style-name="ce40" table:number-columns-repeated="28"/>
          <table:table-cell table:style-name="ce58" office:value-type="string">
            <text:p>Technical Lead</text:p>
          </table:table-cell>
          <table:table-cell table:style-name="ce40" table:number-columns-repeated="990"/>
        </table:table-row>
        <table:table-row table:style-name="ro9">
          <table:table-cell table:style-name="ce6" office:value-type="string">
            <text:p>Have you had an Immigration Medical Examination?</text:p>
          </table:table-cell>
          <table:table-cell table:style-name="ce21" table:content-validation-name="val24" office:value-type="string">
            <text:p>No. If no, please explain why there are no medicals to provide.</text:p>
          </table:table-cell>
          <table:table-cell table:style-name="ce21" table:content-validation-name="val32" table:number-columns-repeated="3"/>
          <table:table-cell table:style-name="ce40" table:number-columns-repeated="28"/>
          <table:table-cell table:style-name="ce58" office:value-type="string">
            <text:p>Faculty</text:p>
          </table:table-cell>
          <table:table-cell table:style-name="ce40" table:number-columns-repeated="990"/>
        </table:table-row>
        <table:table-row table:style-name="ro7">
          <table:table-cell table:style-name="ce6" office:value-type="string">
            <text:p>If no for above question, please provide reasons</text:p>
          </table:table-cell>
          <table:table-cell table:style-name="ce21" table:content-validation-name="val25"/>
          <table:table-cell table:style-name="ce21" table:content-validation-name="val32" table:number-columns-repeated="3"/>
          <table:table-cell table:style-name="ce40" table:number-columns-repeated="28"/>
          <table:table-cell table:style-name="ce58" office:value-type="string">
            <text:p>Senior Business Consultant</text:p>
          </table:table-cell>
          <table:table-cell table:style-name="ce40" table:number-columns-repeated="990"/>
        </table:table-row>
        <table:table-row table:style-name="ro9">
          <table:table-cell table:style-name="ce5" office:value-type="string">
            <text:p>Have you before completed Biometric for Canada visa? (If Yes, needs to provide Biometric Validity letter)</text:p>
          </table:table-cell>
          <table:table-cell table:style-name="ce24" table:content-validation-name="val14" office:value-type="string">
            <text:p>No</text:p>
          </table:table-cell>
          <table:table-cell table:style-name="ce21" table:content-validation-name="val8" table:number-columns-repeated="3"/>
          <table:table-cell table:style-name="ce40" table:number-columns-repeated="20"/>
          <table:table-cell table:style-name="ce47"/>
          <table:table-cell table:style-name="ce40"/>
          <table:table-cell table:style-name="ce51"/>
          <table:table-cell table:style-name="ce40" table:number-columns-repeated="2"/>
          <table:table-cell table:style-name="ce40" office:value-type="float" office:value="23">
            <text:p>23</text:p>
          </table:table-cell>
          <table:table-cell table:style-name="ce40" table:number-columns-repeated="2"/>
          <table:table-cell table:style-name="ce58" office:value-type="string">
            <text:p>Instructor</text:p>
          </table:table-cell>
          <table:table-cell table:style-name="ce40" table:number-columns-repeated="990"/>
        </table:table-row>
        <table:table-row table:style-name="ro6">
          <table:table-cell table:style-name="ce3" office:value-type="string">
            <text:p>Admissibility Questions to be answered by the Employee</text:p>
          </table:table-cell>
          <table:table-cell table:style-name="ce3" table:number-columns-repeated="4"/>
          <table:table-cell table:number-columns-repeated="20"/>
          <table:table-cell table:style-name="ce48"/>
          <table:table-cell/>
          <table:table-cell table:style-name="ce52"/>
          <table:table-cell table:number-columns-repeated="2"/>
          <table:table-cell office:value-type="float" office:value="24">
            <text:p>24</text:p>
          </table:table-cell>
          <table:table-cell table:number-columns-repeated="2"/>
          <table:table-cell table:style-name="ce57" office:value-type="string">
            <text:p>Regional Manager</text:p>
          </table:table-cell>
          <table:table-cell table:number-columns-repeated="990"/>
        </table:table-row>
        <table:table-row table:style-name="ro8">
          <table:table-cell table:style-name="ce12" office:value-type="string">
            <text:p>Do you or an accompanying family member have any physical or mental disorder for which that person will require social and/or health services, other than medication, during their stay in Canada?</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0"/>
          <table:table-cell table:style-name="ce48"/>
          <table:table-cell/>
          <table:table-cell table:style-name="ce52"/>
          <table:table-cell table:number-columns-repeated="5"/>
          <table:table-cell table:style-name="ce57" office:value-type="string">
            <text:p>Director</text:p>
          </table:table-cell>
          <table:table-cell table:number-columns-repeated="990"/>
        </table:table-row>
        <table:table-row table:style-name="ro9">
          <table:table-cell table:style-name="ce12" office:value-type="string">
            <text:p>Have you or any family member committed, been arrested or charged with any criminal offence in any country? </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0"/>
          <table:table-cell table:style-name="ce48"/>
          <table:table-cell/>
          <table:table-cell table:style-name="ce52"/>
          <table:table-cell table:number-columns-repeated="5"/>
          <table:table-cell table:style-name="ce57" office:value-type="string">
            <text:p>Engagement Manager</text:p>
          </table:table-cell>
          <table:table-cell table:number-columns-repeated="990"/>
        </table:table-row>
        <table:table-row table:style-name="ro9">
          <table:table-cell table:style-name="ce12" office:value-type="string">
            <text:p>Have you or any family member been refused admission to, or ordered to leave Canada?</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0"/>
          <table:table-cell table:style-name="ce48"/>
          <table:table-cell/>
          <table:table-cell table:style-name="ce52"/>
          <table:table-cell table:number-columns-repeated="5"/>
          <table:table-cell table:style-name="ce57" office:value-type="string">
            <text:p>Segment Head</text:p>
          </table:table-cell>
          <table:table-cell table:number-columns-repeated="990"/>
        </table:table-row>
        <table:table-row table:style-name="ro9">
          <table:table-cell table:style-name="ce12" office:value-type="string">
            <text:p>Have you or any family member been refused a visa to travel to Canada?</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8"/>
          <table:table-cell table:style-name="ce57" office:value-type="string">
            <text:p>Quality Manager</text:p>
          </table:table-cell>
          <table:table-cell table:number-columns-repeated="990"/>
        </table:table-row>
        <table:table-row table:style-name="ro9">
          <table:table-cell table:style-name="ce6" office:value-type="string">
            <text:p>Have you and/or your family members stayed in Canada longer than you are allowed to stay?</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8"/>
          <table:table-cell table:style-name="ce57" office:value-type="string">
            <text:p>Portfolio Manager</text:p>
          </table:table-cell>
          <table:table-cell table:number-columns-repeated="990"/>
        </table:table-row>
        <table:table-row table:style-name="ro9">
          <table:table-cell table:style-name="ce6" office:value-type="string">
            <text:p>Have you and/or your family members attended school without authorization?</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8"/>
          <table:table-cell table:style-name="ce57" office:value-type="string">
            <text:p>Delivery Manager</text:p>
          </table:table-cell>
          <table:table-cell table:number-columns-repeated="990"/>
        </table:table-row>
        <table:table-row table:style-name="ro7">
          <table:table-cell table:style-name="ce6" office:value-type="string">
            <text:p>Have you and/or your family members worked without authorization? </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8"/>
          <table:table-cell table:style-name="ce57" office:value-type="string">
            <text:p>Delivery Partner</text:p>
          </table:table-cell>
          <table:table-cell table:number-columns-repeated="990"/>
        </table:table-row>
        <table:table-row table:style-name="ro9">
          <table:table-cell table:style-name="ce6" office:value-type="string">
            <text:p>Have you and/or your family members violated any of the conditions of your stay?</text:p>
          </table:table-cell>
          <table:table-cell table:number-columns-repeated="2" table:style-name="ce23" table:content-validation-name="val8" office:value-type="string">
            <text:p>No</text:p>
          </table:table-cell>
          <table:table-cell table:style-name="ce23" table:content-validation-name="val8" table:number-columns-repeated="2"/>
          <table:table-cell table:number-columns-repeated="20"/>
          <table:table-cell table:style-name="ce48"/>
          <table:table-cell/>
          <table:table-cell table:style-name="ce52"/>
          <table:table-cell table:number-columns-repeated="5"/>
          <table:table-cell table:style-name="ce57" office:value-type="string">
            <text:p>Transition Head</text:p>
          </table:table-cell>
          <table:table-cell table:number-columns-repeated="990"/>
        </table:table-row>
        <table:table-row table:style-name="ro11">
          <table:table-cell table:style-name="ce13" office:value-type="string">
            <text:p>If answered yes to any of four questions above, please provide details in a separate word document</text:p>
          </table:table-cell>
          <table:table-cell table:style-name="ce29" table:number-columns-repeated="3"/>
          <table:table-cell table:style-name="ce41"/>
          <table:table-cell table:number-columns-repeated="22"/>
          <table:table-cell table:style-name="ce53"/>
          <table:table-cell table:number-columns-repeated="5"/>
          <table:table-cell table:style-name="ce57" office:value-type="string">
            <text:p>Program Director</text:p>
          </table:table-cell>
          <table:table-cell table:number-columns-repeated="990"/>
        </table:table-row>
        <table:table-row table:style-name="ro12">
          <table:table-cell table:style-name="ce3" office:value-type="string">
            <text:p>Information about the Assignment in Canada</text:p>
          </table:table-cell>
          <table:table-cell table:style-name="ce3" table:number-columns-repeated="4"/>
          <table:table-cell table:number-columns-repeated="20"/>
          <table:table-cell table:style-name="ce48" office:value-type="string">
            <text:p>English</text:p>
          </table:table-cell>
          <table:table-cell/>
          <table:table-cell table:style-name="ce56"/>
          <table:table-cell table:number-columns-repeated="5"/>
          <table:table-cell table:style-name="ce57" office:value-type="string">
            <text:p>Managing Partner</text:p>
          </table:table-cell>
          <table:table-cell table:number-columns-repeated="990"/>
        </table:table-row>
        <table:table-row table:style-name="ro9">
          <table:table-cell table:style-name="ce6" office:value-type="string">
            <text:p>Name and <text:span text:style-name="T3">full address</text:span><text:span text:style-name="T4"> of </text:span><text:span text:style-name="T4">TCS client in Canada Name </text:span><text:span text:style-name="T4">and </text:span><text:span text:style-name="T3">full address</text:span><text:span text:style-name="T4"> of TCS </text:span><text:span text:style-name="T4">client in Canada Name and </text:span><text:span text:style-name="T3">full address</text:span><text:span text:style-name="T4"> of TCS client in </text:span><text:span text:style-name="T4">Canada </text:span></text:p>
          </table:table-cell>
          <table:table-cell table:style-name="ce30" office:value-type="string">
            <text:p>ManuLife 200 Bloor St E, Toronto, ON M4W 1E5, Canada</text:p>
          </table:table-cell>
          <table:table-cell table:style-name="ce30" table:number-columns-repeated="3"/>
          <table:table-cell table:number-columns-repeated="20"/>
          <table:table-cell table:style-name="ce48" office:value-type="string">
            <text:p>French</text:p>
          </table:table-cell>
          <table:table-cell/>
          <table:table-cell table:style-name="ce56"/>
          <table:table-cell table:number-columns-repeated="5"/>
          <table:table-cell table:style-name="ce57" office:value-type="string">
            <text:p>Network Administrator</text:p>
          </table:table-cell>
          <table:table-cell table:number-columns-repeated="990"/>
        </table:table-row>
        <table:table-row table:style-name="ro7">
          <table:table-cell table:style-name="ce6" office:value-type="string">
            <text:p>Work Location address (if different from above)</text:p>
          </table:table-cell>
          <table:table-cell table:style-name="ce30" office:value-type="string">
            <text:p>NO</text:p>
          </table:table-cell>
          <table:table-cell table:style-name="ce30" table:number-columns-repeated="3"/>
          <table:table-cell table:number-columns-repeated="20"/>
          <table:table-cell table:style-name="ce48" office:value-type="string">
            <text:p>Neither</text:p>
          </table:table-cell>
          <table:table-cell/>
          <table:table-cell table:style-name="ce56"/>
          <table:table-cell table:number-columns-repeated="5"/>
          <table:table-cell table:style-name="ce57" office:value-type="string">
            <text:p>Principal Scientist</text:p>
          </table:table-cell>
          <table:table-cell table:number-columns-repeated="990"/>
        </table:table-row>
        <table:table-row table:style-name="ro8">
          <table:table-cell table:style-name="ce6" office:value-type="string">
            <text:p>Other locations (if any) - Specify address of all the TCS/client locations in Canada where you might be required to travel and work in future (Even it is a different province)</text:p>
          </table:table-cell>
          <table:table-cell table:style-name="ce30" table:number-columns-repeated="4"/>
          <table:table-cell table:number-columns-repeated="22"/>
          <table:table-cell table:style-name="ce52"/>
          <table:table-cell table:number-columns-repeated="5"/>
          <table:table-cell table:style-name="ce57" office:value-type="string">
            <text:p>Researcher - R&amp;D</text:p>
          </table:table-cell>
          <table:table-cell table:number-columns-repeated="990"/>
        </table:table-row>
        <table:table-row table:style-name="ro7">
          <table:table-cell table:style-name="ce6" office:value-type="string">
            <text:p>Employee’s actual role at client location</text:p>
          </table:table-cell>
          <table:table-cell table:style-name="ce30" table:content-validation-name="val26" office:value-type="string">
            <text:p>DevOps &amp; Cloud Platform Engineer</text:p>
          </table:table-cell>
          <table:table-cell table:style-name="ce30" table:content-validation-name="val26" table:number-columns-repeated="3"/>
          <table:table-cell table:number-columns-repeated="22"/>
          <table:table-cell table:style-name="ce56"/>
          <table:table-cell table:number-columns-repeated="5"/>
          <table:table-cell table:style-name="ce57" office:value-type="string">
            <text:p>Scientist</text:p>
          </table:table-cell>
          <table:table-cell table:number-columns-repeated="990"/>
        </table:table-row>
        <table:table-row table:style-name="ro12">
          <table:table-cell table:style-name="ce6" office:value-type="string">
            <text:p>Employee’s current role in iEvolve</text:p>
          </table:table-cell>
          <table:table-cell table:style-name="ce30" table:content-validation-name="val27" office:value-type="string">
            <text:p>Technical Architect</text:p>
          </table:table-cell>
          <table:table-cell table:style-name="ce30" table:content-validation-name="val27" table:number-columns-repeated="3"/>
          <table:table-cell table:number-columns-repeated="22"/>
          <table:table-cell table:style-name="ce53"/>
          <table:table-cell table:number-columns-repeated="5"/>
          <table:table-cell table:style-name="ce57" office:value-type="string">
            <text:p>Business Development Manager</text:p>
          </table:table-cell>
          <table:table-cell table:number-columns-repeated="990"/>
        </table:table-row>
        <table:table-row table:style-name="ro12">
          <table:table-cell table:style-name="ce6" office:value-type="string">
            <text:p>Proposed salary in Canada (Branch FDFU to provide)</text:p>
          </table:table-cell>
          <table:table-cell table:style-name="ce30" table:number-columns-repeated="4"/>
          <table:table-cell table:number-columns-repeated="28"/>
          <table:table-cell table:style-name="ce57" office:value-type="string">
            <text:p>Business Relationship Manager</text:p>
          </table:table-cell>
          <table:table-cell table:number-columns-repeated="990"/>
        </table:table-row>
        <table:table-row table:style-name="ro7">
          <table:table-cell table:style-name="ce6" office:value-type="string">
            <text:p>Anticipated total duration of the project (in months)</text:p>
          </table:table-cell>
          <table:table-cell table:style-name="ce30" office:value-type="float" office:value="24">
            <text:p>24</text:p>
          </table:table-cell>
          <table:table-cell table:style-name="ce30" table:number-columns-repeated="3"/>
          <table:table-cell table:number-columns-repeated="28"/>
          <table:table-cell table:style-name="ce57" office:value-type="string">
            <text:p>Product Consultant</text:p>
          </table:table-cell>
          <table:table-cell table:number-columns-repeated="990"/>
        </table:table-row>
        <table:table-row table:style-name="ro12">
          <table:table-cell table:style-name="ce6" office:value-type="string">
            <text:p>Anticipated duration of the employee’s assignment in Canada (in months)</text:p>
          </table:table-cell>
          <table:table-cell table:style-name="ce30" table:content-validation-name="val28" office:value-type="float" office:value="24">
            <text:p>24</text:p>
          </table:table-cell>
          <table:table-cell table:style-name="ce30" table:content-validation-name="val28" table:number-columns-repeated="3"/>
          <table:table-cell table:number-columns-repeated="28"/>
          <table:table-cell table:style-name="ce57" office:value-type="string">
            <text:p>Integrator</text:p>
          </table:table-cell>
          <table:table-cell table:number-columns-repeated="990"/>
        </table:table-row>
        <table:table-row table:style-name="ro12">
          <table:table-cell table:style-name="ce6" office:value-type="string">
            <text:p>Expected start date of project</text:p>
          </table:table-cell>
          <table:table-cell table:style-name="ce31" table:content-validation-name="val29" office:value-type="float" office:value="44515">
            <text:p>15-Nov-21</text:p>
          </table:table-cell>
          <table:table-cell table:style-name="ce36" table:number-columns-repeated="2"/>
          <table:table-cell table:style-name="ce42"/>
          <table:table-cell table:number-columns-repeated="28"/>
          <table:table-cell table:style-name="ce57" office:value-type="string">
            <text:p>Chief Scientist</text:p>
          </table:table-cell>
          <table:table-cell table:number-columns-repeated="990"/>
        </table:table-row>
        <table:table-row table:style-name="ro13">
          <table:table-cell table:style-name="ce6" office:value-type="string">
            <text:p>Brief description of the overall project</text:p>
          </table:table-cell>
          <table:table-cell table:style-name="Default" office:value-type="string">
            <text:p/>
            <text:p>It is a Migration Project based on cloud Platform. Microsoft Azure is the Platform on which application and Services will be migrated. Existing Cloud Solution need to be gradually Migrated using the Github action Workflows and Pipelines. Azure Kubernetes Cluster Provisioning will be done using Helm Charts Jenkins and Terraform tools. Huge number of Application is targeted to Move from On Prem / Private Cloud to Azure Platform. Currently All the Application hosted in Private Cloud in Cloud Foundry, We have Migrate various Application of different technologies into the AKS (Azure Platform). It requires Infra Provisioning using the Terraform templates, which has been designed with all the standard Protocols and the Organization network Rules applied on it. Once the Cluster is up and running , Need to migrate the all the Application gradually.</text:p>
          </table:table-cell>
          <table:table-cell table:style-name="Default" table:number-columns-repeated="2"/>
          <table:table-cell table:style-name="ce30" table:content-validation-name="val29"/>
          <table:table-cell table:number-columns-repeated="28"/>
          <table:table-cell table:style-name="ce57" office:value-type="string">
            <text:p>Delivery Head</text:p>
          </table:table-cell>
          <table:table-cell table:number-columns-repeated="990"/>
        </table:table-row>
        <table:table-row table:style-name="ro14">
          <table:table-cell table:style-name="ce6" office:value-type="string">
            <text:p>Brief description of how the employee’s role fits into the project</text:p>
          </table:table-cell>
          <table:table-cell table:style-name="ce32" office:value-type="string">
            <text:p>1.Associate has working experience on Azure Kubernetes Services and also worked on Microservice Build and Deployment Activities.</text:p>
            <text:p>2.Worked on Github and Docker images in multiple technologies.</text:p>
            <text:p>3.Azure Web Application and Agent Provisioning</text:p>
            <text:p>4.Azure Container Registry</text:p>
            <text:p>5.Azure Monitor and App Insight</text:p>
            <text:p>6.Code management and branching strategy</text:p>
          </table:table-cell>
          <table:table-cell table:style-name="ce32" table:number-columns-repeated="3"/>
          <table:table-cell table:number-columns-repeated="28"/>
          <table:table-cell table:style-name="ce57" office:value-type="string">
            <text:p>Chief Innovation Evangelist</text:p>
          </table:table-cell>
          <table:table-cell table:number-columns-repeated="990"/>
        </table:table-row>
        <table:table-row table:style-name="ro15">
          <table:table-cell table:style-name="ce6" office:value-type="string">
            <text:p>Detailed list of the employee’s primary job duties in Canada</text:p>
          </table:table-cell>
          <table:table-cell table:style-name="ce32" office:value-type="string">
            <text:p>1.Work Closely with Client to Understand the Business requirement.</text:p>
            <text:p>2.Daily stand up Meeting to track the Progress and update status Accordingly.</text:p>
            <text:p>3.Perform the application Migration work with as per Client requirement.</text:p>
            <text:p>4.Implement the Pipeline to reduce the manual Effort for Migration task.</text:p>
            <text:p>5.Manage and create Code Branching strategy along with Development team.</text:p>
            <text:p>6.Cloud Infra Provision using the Available Tools with Cloud Ops team.</text:p>
            <text:p>7.Kubernetes Cluster Provisioning with Helm Charts</text:p>
            <text:p>8.AKS Health monitoring and reporting</text:p>
            <text:p>9.Co ordinate with Different teams and management.</text:p>
            <text:p>10.Work closely to debug and any triage call on urgent basis.</text:p>
          </table:table-cell>
          <table:table-cell table:style-name="ce32" table:number-columns-repeated="2"/>
          <table:table-cell table:style-name="ce43" table:content-validation-name="val36"/>
          <table:table-cell table:number-columns-repeated="28"/>
          <table:table-cell table:style-name="ce57" office:value-type="string">
            <text:p>Database Administrator</text:p>
          </table:table-cell>
          <table:table-cell table:number-columns-repeated="990"/>
        </table:table-row>
        <table:table-row table:style-name="ro13">
          <table:table-cell table:style-name="ce6" office:value-type="string">
            <text:p>List of the requirements for this position (include education, years of experience and technical skills)</text:p>
          </table:table-cell>
          <table:table-cell table:style-name="Default" office:value-type="string">
            <text:p/>
            <text:p>Cloud Platform Engineer with working Experience of More than 11 years, More than 7 years in Cloud Analyst &amp; Architect Level Roles in DevOps that includes Various CI Tools .Practiced and Implemented various Project hosted on cloud Platform also having some Multi Cloud platform exposure which will be helpful in Migration. <text:s/>Education Master of Computer Application. Microsoft Certified Azure Administrator AZ 104 and Azure Fundamental AZ 900.</text:p>
          </table:table-cell>
          <table:table-cell table:style-name="Default" table:number-columns-repeated="2"/>
          <table:table-cell table:style-name="ce30" table:content-validation-name="val29"/>
          <table:table-cell table:number-columns-repeated="28"/>
          <table:table-cell table:style-name="ce57" office:value-type="string">
            <text:p>Designer</text:p>
          </table:table-cell>
          <table:table-cell table:number-columns-repeated="990"/>
        </table:table-row>
        <table:table-row table:style-name="ro8">
          <table:table-cell table:style-name="ce6" office:value-type="string">
            <text:p>List of the TCSL tools required to carry out this work (IF APPLICABLE TO THE PROJECT)</text:p>
          </table:table-cell>
          <table:table-cell table:style-name="ce30" table:content-validation-name="val29" office:value-type="string">
            <text:p>1. TCS Master Craft Application Lifecycle Manager</text:p>
            <text:p><text:s/>2. TCS Testify Tool</text:p>
          </table:table-cell>
          <table:table-cell table:style-name="ce30" table:content-validation-name="val29" table:number-columns-repeated="3"/>
          <table:table-cell table:number-columns-repeated="28"/>
          <table:table-cell table:style-name="ce57" office:value-type="string">
            <text:p>Developer</text:p>
          </table:table-cell>
          <table:table-cell table:number-columns-repeated="990"/>
        </table:table-row>
        <table:table-row table:style-name="ro16">
          <table:table-cell table:style-name="ce6" office:value-type="string">
            <text:p>List of the TCSL products being licensed or sold to the client for this project</text:p>
          </table:table-cell>
          <table:table-cell table:style-name="ce30" table:content-validation-name="val29" office:value-type="string">
            <text:p>NA</text:p>
          </table:table-cell>
          <table:table-cell table:style-name="ce30" table:content-validation-name="val29" table:number-columns-repeated="3"/>
          <table:table-cell table:number-columns-repeated="28"/>
          <table:table-cell table:style-name="ce57"/>
          <table:table-cell table:number-columns-repeated="990"/>
        </table:table-row>
        <table:table-row table:style-name="ro17">
          <table:table-cell table:style-name="ce6" office:value-type="string">
            <text:p>List the associate's knowledge on Technologies </text:p>
          </table:table-cell>
          <table:table-cell table:style-name="Default" office:value-type="string">
            <text:p>1.Azure DevOps</text:p>
            <text:p>2.Cloud Platform Migration Experience</text:p>
            <text:p>3.Azure Kubernetes Cluster</text:p>
            <text:p>4.Github and GitHub Action</text:p>
            <text:p>5.Helm Charts</text:p>
            <text:p>6.Docker images</text:p>
            <text:p>7.Unix commands</text:p>
            <text:p>8.Infra Provision and Health Monitoring</text:p>
            <text:p>9.Configuration Management</text:p>
          </table:table-cell>
          <table:table-cell table:style-name="Default" table:number-columns-repeated="2"/>
          <table:table-cell table:style-name="ce44" table:content-validation-name="val29"/>
          <table:table-cell table:number-columns-repeated="28"/>
          <table:table-cell table:style-name="ce57" office:value-type="string">
            <text:p>Functional Consultant</text:p>
          </table:table-cell>
          <table:table-cell table:number-columns-repeated="990"/>
        </table:table-row>
        <table:table-row table:style-name="ro18">
          <table:table-cell table:style-name="ce6" office:value-type="string">
            <text:p>List the skills/Technology/products associate will be working and brief description of the same</text:p>
          </table:table-cell>
          <table:table-cell table:style-name="Default" office:value-type="string">
            <text:p>1. Azure Kubernetes Services and Provision using Helm Charts. </text:p>
            <text:p>2. Terraform Scripts to setup and Provision Kubernetes Cluster</text:p>
            <text:p>3. Jenkins Pipeline creation for execution terraform</text:p>
            <text:p>4. Cluster Provision, CICD Pipeline Creation.</text:p>
            <text:p>5. Platform Migration Activity of various application</text:p>
            <text:p>6. GitHub Action Workflow Creation for CI and CD Pipelines</text:p>
            <text:p>7. Setup monitoring tools for resource consumption</text:p>
            <text:p>8. Service Mesh implementation using Istio, It also act as a Loadbalancer Tool</text:p>
            <text:p>9. Application Gateway and Loadbalancer Configuration activity. </text:p>
            <text:p>10.It is micro-services based Migration Project which requires AKS Cluster Provision and Pipeline Creation to Automate the activity.</text:p>
            <text:p/>
          </table:table-cell>
          <table:table-cell table:style-name="ce37" table:number-columns-repeated="2"/>
          <table:table-cell table:style-name="ce44"/>
          <table:table-cell table:number-columns-repeated="28"/>
          <table:table-cell table:style-name="ce57" office:value-type="string">
            <text:p>Program Manager</text:p>
          </table:table-cell>
          <table:table-cell table:number-columns-repeated="990"/>
        </table:table-row>
        <table:table-row table:style-name="ro9">
          <table:table-cell table:style-name="ce6" office:value-type="string">
            <text:p>Total months associate has worked on projects for this client (if applicable)</text:p>
          </table:table-cell>
          <table:table-cell table:style-name="ce30" office:value-type="string">
            <text:p>NA</text:p>
          </table:table-cell>
          <table:table-cell table:style-name="ce30" table:number-columns-repeated="3"/>
          <table:table-cell table:number-columns-repeated="28"/>
          <table:table-cell table:style-name="ce57" office:value-type="string">
            <text:p>Domain Consultant</text:p>
          </table:table-cell>
          <table:table-cell table:number-columns-repeated="990"/>
        </table:table-row>
        <table:table-row table:style-name="ro9">
          <table:table-cell table:style-name="ce6" office:value-type="string">
            <text:p>Total months associate has <text:s/>worked on this particular project (if applicable)</text:p>
          </table:table-cell>
          <table:table-cell table:style-name="ce30" office:value-type="string">
            <text:p>NA</text:p>
          </table:table-cell>
          <table:table-cell table:style-name="ce30" table:number-columns-repeated="3"/>
          <table:table-cell table:number-columns-repeated="28"/>
          <table:table-cell table:style-name="ce57" office:value-type="string">
            <text:p>Product Specialist</text:p>
          </table:table-cell>
          <table:table-cell table:number-columns-repeated="990"/>
        </table:table-row>
        <table:table-row table:style-name="ro22">
          <table:table-cell table:style-name="ce6" office:value-type="string">
            <text:p>Brief description of associate’s specialized knowledge as it relates to this project</text:p>
          </table:table-cell>
          <table:table-cell table:style-name="Default" office:value-type="string">
            <text:p/>
            <text:p>1.Associate has working experience on Azure Kubernetes Services and also worked on Microservice Build and Deployment Activities.</text:p>
            <text:p>2.Worked on Github and Docker images in multiple technologies.</text:p>
            <text:p>3. Platform Migration Expertise </text:p>
            <text:p>4.Azure Container Registry</text:p>
            <text:p>5.Azure Monitor and App Insight</text:p>
            <text:p>6.Code management and branching strategy</text:p>
          </table:table-cell>
          <table:table-cell table:style-name="Default" table:number-columns-repeated="3"/>
          <table:table-cell table:number-columns-repeated="28"/>
          <table:table-cell table:style-name="ce57" office:value-type="string">
            <text:p>Project Manager</text:p>
          </table:table-cell>
          <table:table-cell table:number-columns-repeated="990"/>
        </table:table-row>
        <table:table-row table:style-name="ro9">
          <table:table-cell table:style-name="ce6" office:value-type="string">
            <text:p>Estimated <text:s/>number of months it would take to train a new employee for this role</text:p>
          </table:table-cell>
          <table:table-cell table:style-name="ce30" table:content-validation-name="val30" office:value-type="float" office:value="12">
            <text:p>12</text:p>
          </table:table-cell>
          <table:table-cell table:style-name="ce30" table:content-validation-name="val30" table:number-columns-repeated="3"/>
          <table:table-cell table:number-columns-repeated="28"/>
          <table:table-cell table:style-name="ce57" office:value-type="string">
            <text:p>Solution Architect</text:p>
          </table:table-cell>
          <table:table-cell table:number-columns-repeated="990"/>
        </table:table-row>
        <table:table-row table:style-name="ro9">
          <table:table-cell table:style-name="ce6" office:value-type="string">
            <text:p>Total number of TCS employees working on the particular project and No. of employees are on <text:s/>WP (BRM to provide)</text:p>
          </table:table-cell>
          <table:table-cell table:style-name="ce30" table:number-columns-repeated="4"/>
          <table:table-cell table:number-columns-repeated="28"/>
          <table:table-cell table:style-name="ce57" office:value-type="string">
            <text:p>System Administrator</text:p>
          </table:table-cell>
          <table:table-cell table:number-columns-repeated="990"/>
        </table:table-row>
        <table:table-row table:style-name="ro23">
          <table:table-cell table:style-name="ce6" office:value-type="string">
            <text:p>Demonstrate how employee's expertise unique/unusual within the IT industry as well as within TCSL</text:p>
          </table:table-cell>
          <table:table-cell table:style-name="Default" office:value-type="string">
            <text:p>1. Expertise in migration of on premise systems to Azure cloud services.</text:p>
            <text:p>2. Multiple Application Build and Deployment automation in Azure platform and Provisioning Cluster to host services in Azure.</text:p>
            <text:p>3. Extensive knowledge in the Azure Kubernetes Services Administration and Monitoring of Infra which is a trending technology with in Microsoft Azure.</text:p>
            <text:p>4. Strong knowledge in the cloud applications integration with on premise as like hybrid cloud environment.</text:p>
            <text:p>5. Strong knowledge in the Build Pipeline creation and Configuration, Platform Migration and Management of Cluster health throughout the Application cycle. </text:p>
          </table:table-cell>
          <table:table-cell table:style-name="Default" table:number-columns-repeated="3"/>
          <table:table-cell table:number-columns-repeated="28"/>
          <table:table-cell table:style-name="ce57" office:value-type="string">
            <text:p>Analyst</text:p>
          </table:table-cell>
          <table:table-cell table:number-columns-repeated="990"/>
        </table:table-row>
        <table:table-row table:style-name="ro24">
          <table:table-cell table:style-name="ce6" office:value-type="string">
            <text:p>Demonstrate that the skillset or technology associate will be working, are not available in Canada</text:p>
          </table:table-cell>
          <table:table-cell table:style-name="ce32" office:value-type="string">
            <text:p>1.TCS Proprietary tools like TCS MasterCraft Application Life Cycle Manager, TCS MasterCraft Data Masker , TCS Application Performance Monitor to be implemented after the migration.</text:p>
            <text:p>2. Cloud Foundry and Diego Container skill set is a rare in Cloud based Application which handles current Project Environment.</text:p>
            <text:p>3. Azure Kubernetes used for Hosting micro-services running as images as containerized applications , AKS and Kubernetes Expert cannot be easily found in the the market.</text:p>
            <text:p>4. Expert in implementing DevOps concepts for end to end automation of coding and maintaining environment with minimal support.</text:p>
            <text:p>5. Strong knowledge in implementing log analytic tools and services used for data aggregation purpose and business reporting models.</text:p>
            <text:p>6. Github and GIthub action to implement CI/ CD Workflows Integration with Azure Platform (AKS) are not commonly available</text:p>
          </table:table-cell>
          <table:table-cell table:style-name="ce32" table:number-columns-repeated="3"/>
          <table:table-cell table:number-columns-repeated="28"/>
          <table:table-cell table:style-name="ce57" office:value-type="string">
            <text:p>PMO Lead</text:p>
          </table:table-cell>
          <table:table-cell table:number-columns-repeated="990"/>
        </table:table-row>
        <table:table-row table:style-name="ro23">
          <table:table-cell table:style-name="ce6" office:value-type="string">
            <text:p>Demonstrate that the skillset or technology associate will be working, are not trainable within a short time frame in Canada</text:p>
          </table:table-cell>
          <table:table-cell table:style-name="ce32" office:value-type="string">
            <text:p>1. Azure Kubernetes Services using Github Action Pipeline and scripting with Powershell/shell programming.</text:p>
            <text:p>2. CloudFoundry Skill and Helm Chart to provision the Azure Kubernetes Cluster technologies.</text:p>
            <text:p>3. Cloud Architect ,Platform Migration activity and technologies Helm chart , AKS , ACR and analytic</text:p>
            <text:p>4. Integration of various applications into Azure Kubernetes Services and Associated Databases.</text:p>
            <text:p>5. Performance tuning of Azure Kubernetes Services and Cost Optimization based on Infrastructure.</text:p>
          </table:table-cell>
          <table:table-cell table:style-name="ce32" table:number-columns-repeated="3"/>
          <table:table-cell table:number-columns-repeated="28"/>
          <table:table-cell table:style-name="ce57" office:value-type="string">
            <text:p>Modeller</text:p>
          </table:table-cell>
          <table:table-cell table:number-columns-repeated="990"/>
        </table:table-row>
        <table:table-row table:style-name="ro24">
          <table:table-cell table:style-name="ce6" office:value-type="string">
            <text:p>Provide details on the uniqueness of technology being used by the associate</text:p>
          </table:table-cell>
          <table:table-cell table:style-name="Default" office:value-type="string">
            <text:p/>
            <text:p>1. Associate brings expertise in Cloud migration of Existing Application and Services in a Container Platform . </text:p>
            <text:p>2. CloudFoundry Skill and Helm Chart to provision the Azure Kubernetes Cluster technologies.</text:p>
            <text:p>3. Cloud Architect ,Platform Migration activity and technologies Helm chart , AKS , ACR and analytics. </text:p>
            <text:p>4. Associate having specialized knowledge in the Cloud technologies.</text:p>
            <text:p>5. Multi Cloud Exposure and Production Rollout management </text:p>
          </table:table-cell>
          <table:table-cell table:style-name="Default" table:number-columns-repeated="3"/>
          <table:table-cell table:number-columns-repeated="28"/>
          <table:table-cell table:style-name="ce57" office:value-type="string">
            <text:p>Support Executive</text:p>
          </table:table-cell>
          <table:table-cell table:number-columns-repeated="990"/>
        </table:table-row>
        <table:table-row table:style-name="ro23">
          <table:table-cell table:style-name="ce6" office:value-type="string">
            <text:p>Please explain how the associate's Canada Assignment would create or maintain significant social, cultural or economic benefits or opportunities for Canadian Citizens or PR. 1) Benefits brought by employee to project 2) Benefits brought by project to Canadian Society</text:p>
          </table:table-cell>
          <table:table-cell table:style-name="ce32" office:value-type="string">
            <text:p>1. Employee Brings significant benefits to the Manulife customer by transforming the current architecture to reduce significant cost spent for the infrastructure and utilize cloud services which is cost and performance optimization.</text:p>
            <text:p>2. Employee brings innovative ideas for the Movement and migration of Existing Application and Services in a Container Platform which is easy to manage and Cost effective. Instead of traditional Approach to reduce the operational cost and high security.</text:p>
            <text:p>3.Employee brings specialized knowledge in the Cloud technologies which will be benefitial for the Canadian based clients to refactor the current infrastructure.</text:p>
            <text:p>4.This project is belonged to the Insurance markets which influences on the Canada society in a positive way of data processing in a secured manner.</text:p>
            <text:p/>
          </table:table-cell>
          <table:table-cell table:style-name="ce32" table:number-columns-repeated="3"/>
          <table:table-cell table:number-columns-repeated="28"/>
          <table:table-cell table:style-name="ce57" office:value-type="string">
            <text:p>Business Analyst</text:p>
          </table:table-cell>
          <table:table-cell table:number-columns-repeated="990"/>
        </table:table-row>
        <table:table-row table:style-name="ro25">
          <table:table-cell table:style-name="ce6" office:value-type="string">
            <text:p>How would the project be impacted if the employee is not permitted to work in Canada</text:p>
          </table:table-cell>
          <table:table-cell table:style-name="Default" office:value-type="string">
            <text:p>2. The employee is required to work closely with the customer and his arrival to onshore is key to proceed the project deliverable.</text:p>
            <text:p>3.The role played by the employee is crucial and the project timelines will be impacted.</text:p>
            <text:p>4. There is currently nobody can perform the Employee responsibility in the onshore team as he is being on boarded to do data transformations activities using Azure technologies.</text:p>
          </table:table-cell>
          <table:table-cell table:style-name="Default" table:number-columns-repeated="3"/>
          <table:table-cell table:number-columns-repeated="28"/>
          <table:table-cell table:style-name="ce57" office:value-type="string">
            <text:p>Consulting Partner</text:p>
          </table:table-cell>
          <table:table-cell table:number-columns-repeated="990"/>
        </table:table-row>
        <table:table-row table:style-name="ro8">
          <table:table-cell table:style-name="ce6" office:value-type="string">
            <text:p>For management-level positions, indicate the no. of individuals employee will manage onsite, as well as the functional titles of those employees (direct reportees)</text:p>
          </table:table-cell>
          <table:table-cell table:style-name="ce30" table:number-columns-repeated="4"/>
          <table:table-cell table:number-columns-repeated="28"/>
          <table:table-cell table:style-name="ce57" office:value-type="string">
            <text:p>Business Consultant</text:p>
          </table:table-cell>
          <table:table-cell table:number-columns-repeated="990"/>
        </table:table-row>
        <table:table-row table:style-name="ro9">
          <table:table-cell table:style-name="ce6" office:value-type="string">
            <text:p>For management-level positions, indicate the no. of individuals that the employee manages/has managed in previous roles outside Canada</text:p>
          </table:table-cell>
          <table:table-cell table:style-name="ce30" table:number-columns-repeated="4"/>
          <table:table-cell table:number-columns-repeated="28"/>
          <table:table-cell table:style-name="ce57" office:value-type="string">
            <text:p>Managing Consultant</text:p>
          </table:table-cell>
          <table:table-cell table:number-columns-repeated="990"/>
        </table:table-row>
        <table:table-row table:style-name="ro9">
          <table:table-cell table:style-name="ce6" office:value-type="string">
            <text:p>If currently in Canada and applying for change of client/location, please provide the reason (for amendments) - Role can't be changed.</text:p>
          </table:table-cell>
          <table:table-cell table:style-name="ce33" office:value-type="string">
            <text:p>NA</text:p>
          </table:table-cell>
          <table:table-cell table:style-name="ce38" table:number-columns-repeated="2"/>
          <table:table-cell table:style-name="ce45"/>
          <table:table-cell table:number-columns-repeated="28"/>
          <table:table-cell table:style-name="ce57" office:value-type="string">
            <text:p>Service Delivery Owner</text:p>
          </table:table-cell>
          <table:table-cell table:number-columns-repeated="990"/>
        </table:table-row>
        <table:table-row table:style-name="ro7">
          <table:table-cell table:number-columns-repeated="33"/>
          <table:table-cell table:style-name="ce57" office:value-type="string">
            <text:p>Internal Auditor</text:p>
          </table:table-cell>
          <table:table-cell table:number-columns-repeated="990"/>
        </table:table-row>
        <table:table-row table:style-name="ro7">
          <table:table-cell table:number-columns-repeated="33"/>
          <table:table-cell table:style-name="ce57" office:value-type="string">
            <text:p>Chief Architect</text:p>
          </table:table-cell>
          <table:table-cell table:number-columns-repeated="990"/>
        </table:table-row>
        <table:table-row table:style-name="ro7">
          <table:table-cell table:number-columns-repeated="33"/>
          <table:table-cell table:style-name="ce57" office:value-type="string">
            <text:p>Technical Writer</text:p>
          </table:table-cell>
          <table:table-cell table:number-columns-repeated="990"/>
        </table:table-row>
        <table:table-row table:style-name="ro7">
          <table:table-cell table:number-columns-repeated="33"/>
          <table:table-cell table:style-name="ce57" office:value-type="string">
            <text:p>Tower Lead</text:p>
          </table:table-cell>
          <table:table-cell table:number-columns-repeated="990"/>
        </table:table-row>
        <table:table-row table:style-name="ro7">
          <table:table-cell table:number-columns-repeated="33"/>
          <table:table-cell table:style-name="ce57" office:value-type="string">
            <text:p>Service Delivery Manager</text:p>
          </table:table-cell>
          <table:table-cell table:number-columns-repeated="990"/>
        </table:table-row>
        <table:table-row table:style-name="ro7">
          <table:table-cell table:number-columns-repeated="33"/>
          <table:table-cell table:style-name="ce57" office:value-type="string">
            <text:p>Senior Scientist</text:p>
          </table:table-cell>
          <table:table-cell table:number-columns-repeated="990"/>
        </table:table-row>
        <table:table-row table:style-name="ro7">
          <table:table-cell table:number-columns-repeated="33"/>
          <table:table-cell table:style-name="ce57" office:value-type="string">
            <text:p>Head- Business Group*</text:p>
          </table:table-cell>
          <table:table-cell table:number-columns-repeated="990"/>
        </table:table-row>
        <table:table-row table:style-name="ro7">
          <table:table-cell table:number-columns-repeated="33"/>
          <table:table-cell table:style-name="ce57" office:value-type="string">
            <text:p>Head- Business Unit*</text:p>
          </table:table-cell>
          <table:table-cell table:number-columns-repeated="990"/>
        </table:table-row>
        <table:table-row table:style-name="ro7">
          <table:table-cell table:number-columns-repeated="33"/>
          <table:table-cell table:style-name="ce57" office:value-type="string">
            <text:p>President*</text:p>
          </table:table-cell>
          <table:table-cell table:number-columns-repeated="990"/>
        </table:table-row>
        <table:table-row table:style-name="ro7">
          <table:table-cell table:number-columns-repeated="33"/>
          <table:table-cell table:style-name="ce57" office:value-type="string">
            <text:p>Chief Officer*</text:p>
          </table:table-cell>
          <table:table-cell table:number-columns-repeated="990"/>
        </table:table-row>
        <table:table-row table:style-name="ro7">
          <table:table-cell table:number-columns-repeated="33"/>
          <table:table-cell table:style-name="ce57" office:value-type="string">
            <text:p>Company Secretary*</text:p>
          </table:table-cell>
          <table:table-cell table:number-columns-repeated="990"/>
        </table:table-row>
        <table:table-row table:style-name="ro7">
          <table:table-cell table:number-columns-repeated="33"/>
          <table:table-cell table:style-name="ce57" office:value-type="string">
            <text:p>Chief Executive Officer*</text:p>
          </table:table-cell>
          <table:table-cell table:number-columns-repeated="990"/>
        </table:table-row>
        <table:table-row table:style-name="ro7">
          <table:table-cell table:number-columns-repeated="33"/>
          <table:table-cell table:style-name="ce59" office:value-type="string">
            <text:p>Executive</text:p>
          </table:table-cell>
          <table:table-cell table:number-columns-repeated="990"/>
        </table:table-row>
        <table:table-row table:style-name="ro7">
          <table:table-cell table:number-columns-repeated="33"/>
          <table:table-cell table:style-name="ce60"/>
          <table:table-cell table:number-columns-repeated="990"/>
        </table:table-row>
        <table:table-row table:style-name="ro7" table:number-rows-repeated="1048472">
          <table:table-cell table:number-columns-repeated="1024"/>
        </table:table-row>
        <table:table-row table:style-name="ro7">
          <table:table-cell table:number-columns-repeated="1024"/>
        </table:table-row>
        <table:named-expressions>
          <table:named-range table:name="Check1" table:base-cell-address="$'Details required'.$A$1" table:cell-range-address="$'Details required'.$A$10"/>
          <table:named-range table:name="_xlnm.Print_Area" table:base-cell-address="$'Details required'.$A$1" table:cell-range-address="$'Details required'.$A$1:.$E$89" table:range-usable-as="print-range"/>
        </table:named-expressions>
      </table:table>
      <table:table table:name="Documents required" table:style-name="ta2" table:print="false">
        <office:forms form:automatic-focus="false" form:apply-design-mode="false"/>
        <table:table-column table:style-name="co12" table:default-cell-style-name="ce40"/>
        <table:table-column table:style-name="co13" table:default-cell-style-name="ce40"/>
        <table:table-column table:style-name="co14" table:default-cell-style-name="ce40"/>
        <table:table-column table:style-name="co13" table:number-columns-repeated="1021" table:default-cell-style-name="ce40"/>
        <table:table-row table:style-name="ro19">
          <table:table-cell table:style-name="ce3" office:value-type="string">
            <text:p>For all WP types:</text:p>
          </table:table-cell>
          <table:table-cell/>
          <table:table-cell table:style-name="ce54" office:value-type="string">
            <text:p>For Amendment <text:s/>Process</text:p>
          </table:table-cell>
          <table:table-cell table:number-columns-repeated="1021"/>
        </table:table-row>
        <table:table-row table:style-name="ro19">
          <table:table-cell table:style-name="ce5" office:value-type="string">
            <text:p>Passport ID pages for the principal applicant and all accompanying family members</text:p>
          </table:table-cell>
          <table:table-cell/>
          <table:table-cell table:style-name="ce55" office:value-type="string">
            <text:p>Existing WP</text:p>
          </table:table-cell>
          <table:table-cell table:number-columns-repeated="1021"/>
        </table:table-row>
        <table:table-row table:style-name="ro19">
          <table:table-cell table:style-name="ce5" office:value-type="string">
            <text:p>Copies of the principal applicant’s relevant degrees/diplomas</text:p>
          </table:table-cell>
          <table:table-cell/>
          <table:table-cell table:style-name="ce55" office:value-type="string">
            <text:p>User Representative Form</text:p>
          </table:table-cell>
          <table:table-cell table:number-columns-repeated="1021"/>
        </table:table-row>
        <table:table-row table:style-name="ro19">
          <table:table-cell table:style-name="ce5" office:value-type="string">
            <text:p>Copy of the principal applicant’s current/updated resume</text:p>
          </table:table-cell>
          <table:table-cell/>
          <table:table-cell table:style-name="ce55" office:value-type="string">
            <text:p>Request for Amendment form</text:p>
          </table:table-cell>
          <table:table-cell table:number-columns-repeated="1021"/>
        </table:table-row>
        <table:table-row table:style-name="ro20">
          <table:table-cell table:style-name="ce5" office:value-type="string">
            <text:p>Copy of marriage certificate (if applicable)</text:p>
          </table:table-cell>
          <table:table-cell/>
          <table:table-cell table:style-name="ce6" office:value-type="string">
            <text:p>Note : All the above listed documents need to be submitted in original to intiate the process</text:p>
          </table:table-cell>
          <table:table-cell table:number-columns-repeated="1021"/>
        </table:table-row>
        <table:table-row table:style-name="ro19">
          <table:table-cell table:style-name="ce5" office:value-type="string">
            <text:p>Copy of children’s birth certificates (if applicable)</text:p>
          </table:table-cell>
          <table:table-cell table:number-columns-repeated="1023"/>
        </table:table-row>
        <table:table-row table:style-name="ro19">
          <table:table-cell table:style-name="ce5" office:value-type="string">
            <text:p>Copy of any prior entry stamps/visas for Canada. </text:p>
          </table:table-cell>
          <table:table-cell table:number-columns-repeated="1023"/>
        </table:table-row>
        <table:table-row table:style-name="ro19">
          <table:table-cell table:style-name="ce5" office:value-type="string">
            <text:p>Acknowledgement form</text:p>
          </table:table-cell>
          <table:table-cell table:number-columns-repeated="1023"/>
        </table:table-row>
        <table:table-row table:style-name="ro21">
          <table:table-cell table:style-name="ce5" office:value-type="string">
            <text:p>BRM Approval Template</text:p>
          </table:table-cell>
          <table:table-cell table:number-columns-repeated="1023"/>
        </table:table-row>
        <table:table-row table:style-name="ro21" table:number-rows-repeated="1048566">
          <table:table-cell table:number-columns-repeated="1024"/>
        </table:table-row>
        <table:table-row table:style-name="ro21">
          <table:table-cell table:number-columns-repeated="1024"/>
        </table:table-row>
        <table:named-expressions>
          <table:named-expression table:name="_GoBack" table:base-cell-address="$'Details required'.$A$1" table:expression="'documents required'!#ref!"/>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ahoma" svg:font-family="Tahoma"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118P0" style:volatile="true">
      <number:day/>
      <number:text>-</number:text>
      <number:month number:textual="true"/>
      <number:text>-</number:text>
      <number:year/>
    </number:date-style>
    <number:text-style style:name="N118">
      <number:text-content/>
      <style:map style:condition="value()&gt;=0" style:apply-style-name="N118P0"/>
    </number:text-style>
    <number:date-style style:name="N120P0" style:volatile="true">
      <number:day/>
      <number:text>-</number:text>
      <number:month number:textual="true"/>
      <number:text>-</number:text>
      <number:year number:style="long"/>
    </number:date-style>
    <number:text-style style:name="N120">
      <number:text-content/>
      <style:map style:condition="value()&gt;=0" style:apply-style-name="N120P0"/>
    </number:text-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c0c0c0"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0413in double #333333"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c0c0c0" style:rotation-align="none"/>
    </style:style>
    <style:style style:name="Excel_20_Built-in_20_Output" style:display-name="Excel Built-in Output" style:family="table-cell" style:parent-style-name="Default">
      <style:table-cell-properties fo:background-color="#c0c0c0"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333399" style:border-line-width-bottom="0.0138in 0.0138in 0.0138in" style:diagonal-bl-tr="none" style:diagonal-tl-br="none" fo:border-left="none" fo:border-right="none" style:rotation-align="none" fo:border-top="0.0138in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25in" fo:margin-bottom="0.25in" fo:margin-left="0.2in" fo:margin-right="0.2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9-26">09/26/2022</text:date>, <text:time>10:23:02</text:time></text:p>
        </style:region-right>
      </style:header>
      <style:header-left style:display="false"/>
      <style:footer>
        <text:p>Page <text:page-number>1</text:page-number> / <text:page-count>99</text:page-count></text:p>
      </style:footer>
      <style:footer-left style:display="false"/>
    </style:master-page>
    <style:master-page style:name="PageStyle_5f_Details_20_required" style:display-name="PageStyle_Details required" style:page-layout-name="Mpm3">
      <style:header style:display="false"/>
      <style:header-left style:display="false"/>
      <style:footer style:display="false"/>
      <style:footer-left style:display="false"/>
    </style:master-page>
    <style:master-page style:name="PageStyle_5f_Documents_20_required" style:display-name="PageStyle_Documents required"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9-26T10:23:01.83</dc:date>
    <meta:generator>OpenOffice/4.1.7$Win32 OpenOffice.org_project/417m1$Build-9800</meta:generator>
    <meta:editing-duration>PT4H58M53S</meta:editing-duration>
    <meta:editing-cycles>31</meta:editing-cycles>
    <meta:document-statistic meta:table-count="2" meta:cell-count="384" meta:object-count="0"/>
  </office:meta>
</office:document-meta>
</file>